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line-through-style="none" style:text-line-through-type="none" fo:font-size="12pt" fo:font-style="normal" fo:font-weight="normal" officeooo:rsid="003f9226" officeooo:paragraph-rsid="0047190e" style:font-size-asian="12pt" style:font-style-asian="normal" style:font-weight-asian="normal" style:font-size-complex="12pt" style:font-style-complex="normal" style:font-weight-complex="normal"/>
    </style:style>
    <style:style style:name="P2" style:family="paragraph" style:parent-style-name="Standard">
      <style:text-properties style:text-line-through-style="none" style:text-line-through-type="none" fo:font-size="12pt" fo:font-style="normal" fo:font-weight="normal" officeooo:rsid="003f9226" officeooo:paragraph-rsid="003f9226" style:font-size-asian="12pt" style:font-style-asian="normal" style:font-weight-asian="normal" style:font-size-complex="12pt" style:font-style-complex="normal" style:font-weight-complex="normal"/>
    </style:style>
    <style:style style:name="P3" style:family="paragraph" style:parent-style-name="Standard">
      <style:text-properties style:text-line-through-style="none" style:text-line-through-type="none" fo:font-size="12pt" fo:font-style="normal" fo:font-weight="normal" officeooo:rsid="003f9226" officeooo:paragraph-rsid="0042f422" style:font-size-asian="12pt" style:font-style-asian="normal" style:font-weight-asian="normal" style:font-size-complex="12pt" style:font-style-complex="normal" style:font-weight-complex="normal"/>
    </style:style>
    <style:style style:name="P4" style:family="paragraph" style:parent-style-name="Standard">
      <style:text-properties style:text-line-through-style="none" style:text-line-through-type="none" fo:font-size="12pt" fo:font-style="normal" fo:font-weight="normal" officeooo:rsid="0047190e" officeooo:paragraph-rsid="0047190e" style:font-size-asian="12pt" style:font-style-asian="normal" style:font-weight-asian="normal" style:font-size-complex="12pt" style:font-style-complex="normal" style:font-weight-complex="normal"/>
    </style:style>
    <style:style style:name="P5" style:family="paragraph" style:parent-style-name="Standard">
      <style:text-properties style:text-line-through-style="none" style:text-line-through-type="none" fo:font-size="12pt" fo:font-style="normal" fo:font-weight="normal" officeooo:rsid="003c5228" officeooo:paragraph-rsid="0029a044" style:font-size-asian="12pt" style:font-style-asian="normal" style:font-weight-asian="normal" style:font-size-complex="12pt" style:font-style-complex="normal" style:font-weight-complex="normal"/>
    </style:style>
    <style:style style:name="P6" style:family="paragraph" style:parent-style-name="Standard">
      <style:text-properties style:text-line-through-style="none" style:text-line-through-type="none" fo:font-size="12pt" fo:font-style="normal" fo:font-weight="normal" officeooo:rsid="00478add" officeooo:paragraph-rsid="0047190e" style:font-size-asian="12pt" style:font-style-asian="normal" style:font-weight-asian="normal" style:font-size-complex="12pt" style:font-style-complex="normal" style:font-weight-complex="normal"/>
    </style:style>
    <style:style style:name="P7" style:family="paragraph" style:parent-style-name="Standard">
      <style:text-properties style:text-line-through-style="none" style:text-line-through-type="none" fo:font-size="12pt" fo:font-style="normal" fo:font-weight="normal" officeooo:rsid="0049ce3f" officeooo:paragraph-rsid="0049ce3f" style:font-size-asian="12pt" style:font-style-asian="normal" style:font-weight-asian="normal" style:font-size-complex="12pt" style:font-style-complex="normal" style:font-weight-complex="normal"/>
    </style:style>
    <style:style style:name="P8" style:family="paragraph" style:parent-style-name="Standard">
      <style:text-properties style:text-line-through-style="none" style:text-line-through-type="none" fo:font-size="12pt" fo:font-style="normal" fo:font-weight="normal" officeooo:rsid="00517d40" officeooo:paragraph-rsid="00517d40" style:font-size-asian="12pt" style:font-style-asian="normal" style:font-weight-asian="normal" style:font-size-complex="12pt" style:font-style-complex="normal" style:font-weight-complex="normal"/>
    </style:style>
    <style:style style:name="P9" style:family="paragraph" style:parent-style-name="Standard">
      <style:text-properties style:text-line-through-style="none" style:text-line-through-type="none" fo:font-size="12pt" fo:font-style="normal" fo:font-weight="normal" officeooo:rsid="00517d40" officeooo:paragraph-rsid="005348f7" style:font-size-asian="12pt" style:font-style-asian="normal" style:font-weight-asian="normal" style:font-size-complex="12pt" style:font-style-complex="normal" style:font-weight-complex="normal"/>
    </style:style>
    <style:style style:name="P10" style:family="paragraph" style:parent-style-name="Standard">
      <style:text-properties style:text-line-through-style="none" style:text-line-through-type="none" fo:font-size="12pt" fo:font-style="normal" fo:font-weight="normal" officeooo:rsid="0054d9c8" officeooo:paragraph-rsid="0054d9c8" style:font-size-asian="12pt" style:font-style-asian="normal" style:font-weight-asian="normal" style:font-size-complex="12pt" style:font-style-complex="normal" style:font-weight-complex="normal"/>
    </style:style>
    <style:style style:name="P11" style:family="paragraph" style:parent-style-name="Standard">
      <style:text-properties style:text-line-through-style="none" style:text-line-through-type="none" fo:font-size="12pt" fo:font-style="normal" fo:font-weight="normal" officeooo:rsid="0047fb79" officeooo:paragraph-rsid="0047190e" style:font-size-asian="12pt" style:font-style-asian="normal" style:font-weight-asian="normal" style:font-size-complex="12pt" style:font-style-complex="normal" style:font-weight-complex="normal"/>
    </style:style>
    <style:style style:name="P12" style:family="paragraph" style:parent-style-name="Standard">
      <style:text-properties style:text-line-through-style="none" style:text-line-through-type="none" fo:font-size="12pt" fo:font-style="normal" fo:font-weight="normal" officeooo:rsid="005348f7" officeooo:paragraph-rsid="005348f7" style:font-size-asian="12pt" style:font-style-asian="normal" style:font-weight-asian="normal" style:font-size-complex="12pt" style:font-style-complex="normal" style:font-weight-complex="normal"/>
    </style:style>
    <style:style style:name="P13" style:family="paragraph" style:parent-style-name="Standard">
      <style:text-properties style:text-line-through-style="none" style:text-line-through-type="none" fo:font-size="12pt" fo:font-style="normal" fo:font-weight="normal" officeooo:rsid="0056bf20" officeooo:paragraph-rsid="0056bf20" style:font-size-asian="12pt" style:font-style-asian="normal" style:font-weight-asian="normal" style:font-size-complex="12pt" style:font-style-complex="normal" style:font-weight-complex="normal"/>
    </style:style>
    <style:style style:name="P14" style:family="paragraph" style:parent-style-name="Standard">
      <style:text-properties style:text-line-through-style="none" style:text-line-through-type="none" fo:font-size="12pt" fo:font-style="normal" fo:font-weight="bold" officeooo:rsid="00412366" officeooo:paragraph-rsid="00412366" style:font-size-asian="12pt" style:font-style-asian="normal" style:font-weight-asian="bold" style:font-size-complex="12pt" style:font-style-complex="normal" style:font-weight-complex="bold"/>
    </style:style>
    <style:style style:name="P15" style:family="paragraph" style:parent-style-name="Standard">
      <style:text-properties style:text-line-through-style="none" style:text-line-through-type="none" fo:font-size="12pt" fo:font-style="normal" fo:font-weight="bold" officeooo:rsid="0049ce3f" officeooo:paragraph-rsid="0049ce3f" style:font-size-asian="12pt" style:font-style-asian="normal" style:font-weight-asian="bold" style:font-size-complex="12pt" style:font-style-complex="normal" style:font-weight-complex="bold"/>
    </style:style>
    <style:style style:name="P16" style:family="paragraph" style:parent-style-name="Standard">
      <style:text-properties style:text-line-through-style="none" style:text-line-through-type="none" fo:font-size="12pt" fo:font-style="italic" fo:font-weight="normal" officeooo:rsid="00438d72" officeooo:paragraph-rsid="00438d72" style:font-size-asian="12pt" style:font-style-asian="italic" style:font-weight-asian="normal" style:font-size-complex="12pt" style:font-style-complex="italic" style:font-weight-complex="normal"/>
    </style:style>
    <style:style style:name="P17" style:family="paragraph" style:parent-style-name="Standard">
      <style:text-properties style:text-line-through-style="none" style:text-line-through-type="none" fo:font-size="12pt" fo:font-style="italic" fo:font-weight="normal" officeooo:rsid="0049ce3f" officeooo:paragraph-rsid="0049ce3f" style:font-size-asian="12pt" style:font-style-asian="italic" style:font-weight-asian="normal" style:font-size-complex="12pt" style:font-style-complex="italic" style:font-weight-complex="normal"/>
    </style:style>
    <style:style style:name="P18" style:family="paragraph" style:parent-style-name="Standard">
      <style:text-properties style:text-line-through-style="none" style:text-line-through-type="none" fo:font-size="12pt" fo:font-style="italic" fo:font-weight="bold" officeooo:rsid="0054d9c8" officeooo:paragraph-rsid="0054d9c8" style:font-size-asian="12pt" style:font-style-asian="italic" style:font-weight-asian="bold" style:font-size-complex="12pt" style:font-style-complex="italic" style:font-weight-complex="bold"/>
    </style:style>
    <style:style style:name="P19" style:family="paragraph" style:parent-style-name="Standard">
      <style:text-properties fo:font-size="12pt" officeooo:rsid="000b3538" officeooo:paragraph-rsid="000b3538" style:font-size-asian="12pt" style:font-size-complex="12pt"/>
    </style:style>
    <style:style style:name="P20" style:family="paragraph" style:parent-style-name="Standard">
      <style:text-properties fo:font-size="12pt" officeooo:rsid="000b3538" officeooo:paragraph-rsid="000c5ef6" style:font-size-asian="12pt" style:font-size-complex="12pt"/>
    </style:style>
    <style:style style:name="P21" style:family="paragraph" style:parent-style-name="Standard">
      <style:text-properties fo:font-size="12pt" officeooo:rsid="000b3538" officeooo:paragraph-rsid="000d1156" style:font-size-asian="12pt" style:font-size-complex="12pt"/>
    </style:style>
    <style:style style:name="P22" style:family="paragraph" style:parent-style-name="Standard">
      <style:text-properties fo:font-size="12pt" officeooo:rsid="000b3538" officeooo:paragraph-rsid="0018664a" style:font-size-asian="12pt" style:font-size-complex="12pt"/>
    </style:style>
    <style:style style:name="P23" style:family="paragraph" style:parent-style-name="Standard">
      <style:text-properties fo:font-size="12pt" officeooo:rsid="001a5789" officeooo:paragraph-rsid="001a5789" style:font-size-asian="12pt" style:font-size-complex="12pt"/>
    </style:style>
    <style:style style:name="P24" style:family="paragraph" style:parent-style-name="Standard">
      <style:text-properties fo:font-size="12pt" officeooo:rsid="001d8129" officeooo:paragraph-rsid="001d8129" style:font-size-asian="12pt" style:font-size-complex="12pt"/>
    </style:style>
    <style:style style:name="P25" style:family="paragraph" style:parent-style-name="Standard">
      <style:text-properties fo:font-size="12pt" fo:font-style="normal" officeooo:rsid="000d1156" officeooo:paragraph-rsid="000dc1d2" style:font-size-asian="12pt" style:font-style-asian="normal" style:font-size-complex="12pt" style:font-style-complex="normal"/>
    </style:style>
    <style:style style:name="P26" style:family="paragraph" style:parent-style-name="Standard">
      <style:text-properties fo:font-size="12pt" fo:font-style="normal" officeooo:rsid="000f7bd4" officeooo:paragraph-rsid="000d1156" style:font-size-asian="12pt" style:font-style-asian="normal" style:font-size-complex="12pt" style:font-style-complex="normal"/>
    </style:style>
    <style:style style:name="P27" style:family="paragraph" style:parent-style-name="Standard">
      <style:text-properties fo:font-size="12pt" fo:font-style="normal" officeooo:rsid="00160bba" officeooo:paragraph-rsid="000d1156" style:font-size-asian="12pt" style:font-style-asian="normal" style:font-size-complex="12pt" style:font-style-complex="normal"/>
    </style:style>
    <style:style style:name="P28" style:family="paragraph" style:parent-style-name="Standard">
      <style:text-properties fo:font-size="12pt" fo:font-style="normal" officeooo:rsid="001646ca" officeooo:paragraph-rsid="000d1156" style:font-size-asian="12pt" style:font-style-asian="normal" style:font-size-complex="12pt" style:font-style-complex="normal"/>
    </style:style>
    <style:style style:name="P29" style:family="paragraph" style:parent-style-name="Standard">
      <style:text-properties fo:font-size="12pt" fo:font-style="normal" officeooo:rsid="0018664a" officeooo:paragraph-rsid="0018664a" style:font-size-asian="12pt" style:font-style-asian="normal" style:font-size-complex="12pt" style:font-style-complex="normal"/>
    </style:style>
    <style:style style:name="P30" style:family="paragraph" style:parent-style-name="Standard">
      <style:text-properties fo:font-size="12pt" fo:font-style="normal" officeooo:rsid="001a5789" officeooo:paragraph-rsid="0018664a" style:font-size-asian="12pt" style:font-style-asian="normal" style:font-size-complex="12pt" style:font-style-complex="normal"/>
    </style:style>
    <style:style style:name="P31" style:family="paragraph" style:parent-style-name="Standard">
      <style:text-properties fo:font-size="12pt" fo:font-style="normal" officeooo:rsid="001a5789" officeooo:paragraph-rsid="001a5789" style:font-size-asian="12pt" style:font-style-asian="normal" style:font-size-complex="12pt" style:font-style-complex="normal"/>
    </style:style>
    <style:style style:name="P32" style:family="paragraph" style:parent-style-name="Standard">
      <style:text-properties fo:font-size="12pt" fo:font-style="normal" officeooo:rsid="001a6d2a" officeooo:paragraph-rsid="001a5789" style:font-size-asian="12pt" style:font-style-asian="normal" style:font-size-complex="12pt" style:font-style-complex="normal"/>
    </style:style>
    <style:style style:name="P33" style:family="paragraph" style:parent-style-name="Standard">
      <style:text-properties fo:font-size="12pt" fo:font-style="normal" officeooo:rsid="001b99ec" officeooo:paragraph-rsid="001a5789" style:font-size-asian="12pt" style:font-style-asian="normal" style:font-size-complex="12pt" style:font-style-complex="normal"/>
    </style:style>
    <style:style style:name="P34" style:family="paragraph" style:parent-style-name="Standard">
      <style:text-properties fo:font-size="12pt" fo:font-style="normal" officeooo:rsid="001d8129" officeooo:paragraph-rsid="001d8129" style:font-size-asian="12pt" style:font-style-asian="normal" style:font-size-complex="12pt" style:font-style-complex="normal"/>
    </style:style>
    <style:style style:name="P35" style:family="paragraph" style:parent-style-name="Standard">
      <style:text-properties fo:font-size="12pt" fo:font-style="normal" officeooo:rsid="0024de84" officeooo:paragraph-rsid="0024de84" style:font-size-asian="12pt" style:font-style-asian="normal" style:font-size-complex="12pt" style:font-style-complex="normal"/>
    </style:style>
    <style:style style:name="P36" style:family="paragraph" style:parent-style-name="Standard">
      <style:text-properties fo:font-size="12pt" fo:font-style="normal" officeooo:rsid="002689cb" officeooo:paragraph-rsid="002689cb" style:font-size-asian="12pt" style:font-style-asian="normal" style:font-size-complex="12pt" style:font-style-complex="normal"/>
    </style:style>
    <style:style style:name="P37" style:family="paragraph" style:parent-style-name="Standard">
      <style:text-properties fo:font-size="12pt" fo:font-style="normal" officeooo:rsid="002689cb" officeooo:paragraph-rsid="0029a044" style:font-size-asian="12pt" style:font-style-asian="normal" style:font-size-complex="12pt" style:font-style-complex="normal"/>
    </style:style>
    <style:style style:name="P38" style:family="paragraph" style:parent-style-name="Standard">
      <style:text-properties fo:font-size="12pt" fo:font-style="normal" fo:font-weight="bold" officeooo:rsid="003c5228" officeooo:paragraph-rsid="003c5228" style:font-size-asian="12pt" style:font-style-asian="normal" style:font-weight-asian="bold" style:font-size-complex="12pt" style:font-style-complex="normal" style:font-weight-complex="bold"/>
    </style:style>
    <style:style style:name="P39" style:family="paragraph" style:parent-style-name="Standard">
      <style:text-properties fo:font-size="12pt" fo:font-style="normal" fo:font-weight="bold" officeooo:rsid="00438d72" officeooo:paragraph-rsid="00438d72" style:font-size-asian="12pt" style:font-style-asian="normal" style:font-weight-asian="bold" style:font-size-complex="12pt" style:font-style-complex="normal" style:font-weight-complex="bold"/>
    </style:style>
    <style:style style:name="P40" style:family="paragraph" style:parent-style-name="Standard">
      <style:text-properties fo:font-size="12pt" fo:font-style="normal" fo:font-weight="normal" officeooo:rsid="0029a044" officeooo:paragraph-rsid="002689cb" style:font-size-asian="12pt" style:font-style-asian="normal" style:font-weight-asian="normal" style:font-size-complex="12pt" style:font-style-complex="normal" style:font-weight-complex="normal"/>
    </style:style>
    <style:style style:name="P41" style:family="paragraph" style:parent-style-name="Standard">
      <style:text-properties fo:font-size="12pt" fo:font-style="normal" fo:font-weight="normal" officeooo:rsid="0029a044" officeooo:paragraph-rsid="0029a044" style:font-size-asian="12pt" style:font-style-asian="normal" style:font-weight-asian="normal" style:font-size-complex="12pt" style:font-style-complex="normal" style:font-weight-complex="normal"/>
    </style:style>
    <style:style style:name="P42" style:family="paragraph" style:parent-style-name="Standard">
      <style:text-properties fo:font-size="12pt" fo:font-style="normal" fo:font-weight="normal" officeooo:rsid="0029d0ca" officeooo:paragraph-rsid="0029a044" style:font-size-asian="12pt" style:font-style-asian="normal" style:font-weight-asian="normal" style:font-size-complex="12pt" style:font-style-complex="normal" style:font-weight-complex="normal"/>
    </style:style>
    <style:style style:name="P43" style:family="paragraph" style:parent-style-name="Standard">
      <style:text-properties fo:font-size="12pt" fo:font-style="normal" fo:font-weight="normal" officeooo:rsid="00307d30" officeooo:paragraph-rsid="0029a044" style:font-size-asian="12pt" style:font-style-asian="normal" style:font-weight-asian="normal" style:font-size-complex="12pt" style:font-style-complex="normal" style:font-weight-complex="normal"/>
    </style:style>
    <style:style style:name="P44" style:family="paragraph" style:parent-style-name="Standard">
      <style:text-properties fo:font-size="12pt" fo:font-style="normal" fo:font-weight="normal" officeooo:rsid="00324d1d" officeooo:paragraph-rsid="0029a044" style:font-size-asian="12pt" style:font-style-asian="normal" style:font-weight-asian="normal" style:font-size-complex="12pt" style:font-style-complex="normal" style:font-weight-complex="normal"/>
    </style:style>
    <style:style style:name="P45" style:family="paragraph" style:parent-style-name="Standard">
      <style:text-properties fo:font-size="12pt" fo:font-style="normal" fo:font-weight="normal" officeooo:rsid="00376e08" officeooo:paragraph-rsid="0029a044" style:font-size-asian="12pt" style:font-style-asian="normal" style:font-weight-asian="normal" style:font-size-complex="12pt" style:font-style-complex="normal" style:font-weight-complex="normal"/>
    </style:style>
    <style:style style:name="P46" style:family="paragraph" style:parent-style-name="Standard">
      <style:text-properties fo:font-size="12pt" fo:font-style="normal" fo:font-weight="normal" officeooo:rsid="00376e08" officeooo:paragraph-rsid="003f9226" style:font-size-asian="12pt" style:font-style-asian="normal" style:font-weight-asian="normal" style:font-size-complex="12pt" style:font-style-complex="normal" style:font-weight-complex="normal"/>
    </style:style>
    <style:style style:name="P47"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2pt" fo:font-style="normal" officeooo:rsid="001d8129" officeooo:paragraph-rsid="001a5789" style:font-size-asian="12pt" style:font-style-asian="normal" style:font-size-complex="12pt" style:font-style-complex="normal"/>
    </style:style>
    <style:style style:name="P48"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2pt" fo:font-style="normal" officeooo:rsid="0024de84" officeooo:paragraph-rsid="001d8129" style:font-size-asian="12pt" style:font-style-asian="normal" style:font-size-complex="12pt" style:font-style-complex="normal"/>
    </style:style>
    <style:style style:name="P49" style:family="paragraph" style:parent-style-name="Standard">
      <style:text-properties style:text-line-through-style="none" style:text-line-through-type="none" fo:font-size="12pt" fo:font-style="normal" fo:font-weight="normal" officeooo:rsid="005d1de3" officeooo:paragraph-rsid="0056bf20" style:font-size-asian="12pt" style:font-style-asian="normal" style:font-weight-asian="normal" style:font-size-complex="12pt" style:font-style-complex="normal" style:font-weight-complex="normal"/>
    </style:style>
    <style:style style:name="P50" style:family="paragraph" style:parent-style-name="Standard">
      <style:text-properties style:text-line-through-style="none" style:text-line-through-type="none" fo:font-size="12pt" fo:font-style="normal" fo:font-weight="normal" officeooo:rsid="0056bf20" officeooo:paragraph-rsid="0056bf20" style:font-size-asian="12pt" style:font-style-asian="normal" style:font-weight-asian="normal" style:font-size-complex="12pt" style:font-style-complex="normal" style:font-weight-complex="normal"/>
    </style:style>
    <style:style style:name="P51" style:family="paragraph" style:parent-style-name="Standard">
      <style:text-properties style:text-line-through-style="none" style:text-line-through-type="none" fo:font-size="12pt" fo:font-style="normal" fo:font-weight="normal" officeooo:rsid="0056bf20" officeooo:paragraph-rsid="0060f9dd" style:font-size-asian="12pt" style:font-style-asian="normal" style:font-weight-asian="normal" style:font-size-complex="12pt" style:font-style-complex="normal" style:font-weight-complex="normal"/>
    </style:style>
    <style:style style:name="P52" style:family="paragraph" style:parent-style-name="Standard">
      <style:text-properties style:text-line-through-style="none" style:text-line-through-type="none" fo:font-size="12pt" fo:font-style="normal" fo:font-weight="normal" officeooo:rsid="0060f9dd" officeooo:paragraph-rsid="0060f9dd" style:font-size-asian="12pt" style:font-style-asian="normal" style:font-weight-asian="normal" style:font-size-complex="12pt" style:font-style-complex="normal" style:font-weight-complex="normal"/>
    </style:style>
    <style:style style:name="P53" style:family="paragraph" style:parent-style-name="Standard">
      <style:text-properties style:text-line-through-style="none" style:text-line-through-type="none" fo:font-size="12pt" fo:font-style="normal" fo:font-weight="normal" officeooo:rsid="0060f9dd" officeooo:paragraph-rsid="0061e1e6" style:font-size-asian="12pt" style:font-style-asian="normal" style:font-weight-asian="normal" style:font-size-complex="12pt" style:font-style-complex="normal" style:font-weight-complex="normal"/>
    </style:style>
    <style:style style:name="P54" style:family="paragraph" style:parent-style-name="Standard">
      <style:text-properties style:text-line-through-style="none" style:text-line-through-type="none" fo:font-size="12pt" fo:font-style="normal" fo:font-weight="normal" officeooo:rsid="0063c8c6" officeooo:paragraph-rsid="0063c8c6" style:font-size-asian="12pt" style:font-style-asian="normal" style:font-weight-asian="normal" style:font-size-complex="12pt" style:font-style-complex="normal" style:font-weight-complex="normal"/>
    </style:style>
    <style:style style:name="P55" style:family="paragraph" style:parent-style-name="Standard">
      <style:text-properties style:text-line-through-style="none" style:text-line-through-type="none" fo:font-size="12pt" fo:font-style="normal" fo:font-weight="normal" officeooo:rsid="0063c8c6" officeooo:paragraph-rsid="0064d2a2" style:font-size-asian="12pt" style:font-style-asian="normal" style:font-weight-asian="normal" style:font-size-complex="12pt" style:font-style-complex="normal" style:font-weight-complex="normal"/>
    </style:style>
    <style:style style:name="P56" style:family="paragraph" style:parent-style-name="Standard">
      <style:text-properties style:text-line-through-style="none" style:text-line-through-type="none" fo:font-size="12pt" fo:font-style="normal" fo:font-weight="bold" officeooo:rsid="0064d2a2" officeooo:paragraph-rsid="0064d2a2" style:font-size-asian="12pt" style:font-style-asian="normal" style:font-weight-asian="bold" style:font-size-complex="12pt" style:font-style-complex="normal" style:font-weight-complex="bold"/>
    </style:style>
    <style:style style:name="P57"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text-line-through-style="none" style:text-line-through-type="none" fo:font-size="12pt" fo:font-style="normal" fo:font-weight="normal" officeooo:rsid="0056bf20" officeooo:paragraph-rsid="0060f9dd" style:font-size-asian="12pt" style:font-style-asian="normal" style:font-weight-asian="normal" style:font-size-complex="12pt" style:font-style-complex="normal" style:font-weight-complex="normal"/>
    </style:style>
    <style:style style:name="T1" style:family="text">
      <style:text-properties officeooo:rsid="000c5ef6"/>
    </style:style>
    <style:style style:name="T2" style:family="text">
      <style:text-properties fo:font-style="italic" style:font-style-asian="italic" style:font-style-complex="italic"/>
    </style:style>
    <style:style style:name="T3" style:family="text">
      <style:text-properties fo:font-style="italic" officeooo:rsid="000c5ef6" style:font-style-asian="italic" style:font-style-complex="italic"/>
    </style:style>
    <style:style style:name="T4" style:family="text">
      <style:text-properties fo:font-style="italic" officeooo:rsid="001a6d2a" style:font-style-asian="italic" style:font-style-complex="italic"/>
    </style:style>
    <style:style style:name="T5" style:family="text">
      <style:text-properties fo:font-style="italic" officeooo:rsid="001d8129" style:font-style-asian="italic" style:font-style-complex="italic"/>
    </style:style>
    <style:style style:name="T6" style:family="text">
      <style:text-properties fo:font-style="italic" officeooo:rsid="001e210c" style:font-style-asian="italic" style:font-style-complex="italic"/>
    </style:style>
    <style:style style:name="T7" style:family="text">
      <style:text-properties fo:font-style="italic" officeooo:rsid="00257817" style:font-style-asian="italic" style:font-style-complex="italic"/>
    </style:style>
    <style:style style:name="T8" style:family="text">
      <style:text-properties fo:font-style="italic" officeooo:rsid="00412366" style:font-style-asian="italic" style:font-style-complex="italic"/>
    </style:style>
    <style:style style:name="T9" style:family="text">
      <style:text-properties fo:font-style="italic" officeooo:rsid="0042aef2" style:font-style-asian="italic" style:font-style-complex="italic"/>
    </style:style>
    <style:style style:name="T10" style:family="text">
      <style:text-properties fo:font-style="italic" officeooo:rsid="0042f422" style:font-style-asian="italic" style:font-style-complex="italic"/>
    </style:style>
    <style:style style:name="T11" style:family="text">
      <style:text-properties fo:font-style="italic" officeooo:rsid="0047190e" style:font-style-asian="italic" style:font-style-complex="italic"/>
    </style:style>
    <style:style style:name="T12" style:family="text">
      <style:text-properties fo:font-style="italic" officeooo:rsid="00478add" style:font-style-asian="italic" style:font-style-complex="italic"/>
    </style:style>
    <style:style style:name="T13" style:family="text">
      <style:text-properties fo:font-style="italic" officeooo:rsid="004bbcb9" style:font-style-asian="italic" style:font-style-complex="italic"/>
    </style:style>
    <style:style style:name="T14" style:family="text">
      <style:text-properties fo:font-style="italic" officeooo:rsid="004fa552" style:font-style-asian="italic" style:font-style-complex="italic"/>
    </style:style>
    <style:style style:name="T15" style:family="text">
      <style:text-properties fo:font-style="italic" officeooo:rsid="00517d40" style:font-style-asian="italic" style:font-style-complex="italic"/>
    </style:style>
    <style:style style:name="T16" style:family="text">
      <style:text-properties fo:font-style="italic" officeooo:rsid="00536391" style:font-style-asian="italic" style:font-style-complex="italic"/>
    </style:style>
    <style:style style:name="T17" style:family="text">
      <style:text-properties fo:font-style="italic" officeooo:rsid="00580b58" style:font-style-asian="italic" style:font-style-complex="italic"/>
    </style:style>
    <style:style style:name="T18" style:family="text">
      <style:text-properties fo:font-style="italic" officeooo:rsid="005a070e" style:font-style-asian="italic" style:font-style-complex="italic"/>
    </style:style>
    <style:style style:name="T19" style:family="text">
      <style:text-properties fo:font-style="italic" officeooo:rsid="005bca59" style:font-style-asian="italic" style:font-style-complex="italic"/>
    </style:style>
    <style:style style:name="T20" style:family="text">
      <style:text-properties fo:font-style="italic" officeooo:rsid="0060f9dd" style:font-style-asian="italic" style:font-style-complex="italic"/>
    </style:style>
    <style:style style:name="T21" style:family="text">
      <style:text-properties fo:font-style="italic" officeooo:rsid="0063c8c6" style:font-style-asian="italic" style:font-style-complex="italic"/>
    </style:style>
    <style:style style:name="T22" style:family="text">
      <style:text-properties fo:font-style="italic" fo:font-weight="normal" officeooo:rsid="00278c53" style:font-style-asian="italic" style:font-weight-asian="normal" style:font-style-complex="italic" style:font-weight-complex="normal"/>
    </style:style>
    <style:style style:name="T23" style:family="text">
      <style:text-properties fo:font-style="italic" fo:font-weight="normal" officeooo:rsid="0029a044" style:font-style-asian="italic" style:font-weight-asian="normal" style:font-style-complex="italic" style:font-weight-complex="normal"/>
    </style:style>
    <style:style style:name="T24" style:family="text">
      <style:text-properties fo:font-style="italic" fo:font-weight="normal" officeooo:rsid="0029d0ca" style:font-style-asian="italic" style:font-weight-asian="normal" style:font-style-complex="italic" style:font-weight-complex="normal"/>
    </style:style>
    <style:style style:name="T25" style:family="text">
      <style:text-properties fo:font-style="italic" fo:font-weight="normal" officeooo:rsid="00324d1d" style:font-style-asian="italic" style:font-weight-asian="normal" style:font-style-complex="italic" style:font-weight-complex="normal"/>
    </style:style>
    <style:style style:name="T26" style:family="text">
      <style:text-properties fo:font-style="italic" fo:font-weight="normal" officeooo:rsid="003452ec" style:font-style-asian="italic" style:font-weight-asian="normal" style:font-style-complex="italic" style:font-weight-complex="normal"/>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05bca59" style:font-style-asian="italic" style:font-weight-asian="bold" style:font-style-complex="italic" style:font-weight-complex="bold"/>
    </style:style>
    <style:style style:name="T29" style:family="text">
      <style:text-properties fo:font-style="normal" style:font-style-asian="normal" style:font-style-complex="normal"/>
    </style:style>
    <style:style style:name="T30" style:family="text">
      <style:text-properties fo:font-style="normal" officeooo:rsid="000c5ef6" style:font-style-asian="normal" style:font-style-complex="normal"/>
    </style:style>
    <style:style style:name="T31" style:family="text">
      <style:text-properties fo:font-style="normal" officeooo:rsid="000d1156" style:font-style-asian="normal" style:font-style-complex="normal"/>
    </style:style>
    <style:style style:name="T32" style:family="text">
      <style:text-properties fo:font-style="normal" officeooo:rsid="000dc1d2" style:font-style-asian="normal" style:font-style-complex="normal"/>
    </style:style>
    <style:style style:name="T33" style:family="text">
      <style:text-properties fo:font-style="normal" officeooo:rsid="000f7bd4" style:font-style-asian="normal" style:font-style-complex="normal"/>
    </style:style>
    <style:style style:name="T34" style:family="text">
      <style:text-properties fo:font-style="normal" officeooo:rsid="001161db" style:font-style-asian="normal" style:font-style-complex="normal"/>
    </style:style>
    <style:style style:name="T35" style:family="text">
      <style:text-properties fo:font-style="normal" officeooo:rsid="0012e92d" style:font-style-asian="normal" style:font-style-complex="normal"/>
    </style:style>
    <style:style style:name="T36" style:family="text">
      <style:text-properties fo:font-style="normal" officeooo:rsid="00136435" style:font-style-asian="normal" style:font-style-complex="normal"/>
    </style:style>
    <style:style style:name="T37" style:family="text">
      <style:text-properties fo:font-style="normal" officeooo:rsid="00160bba" style:font-style-asian="normal" style:font-style-complex="normal"/>
    </style:style>
    <style:style style:name="T38" style:family="text">
      <style:text-properties fo:font-style="normal" officeooo:rsid="001646ca" style:font-style-asian="normal" style:font-style-complex="normal"/>
    </style:style>
    <style:style style:name="T39" style:family="text">
      <style:text-properties fo:font-style="normal" officeooo:rsid="001842d7" style:font-style-asian="normal" style:font-style-complex="normal"/>
    </style:style>
    <style:style style:name="T40" style:family="text">
      <style:text-properties fo:font-style="normal" officeooo:rsid="0018664a" style:font-style-asian="normal" style:font-style-complex="normal"/>
    </style:style>
    <style:style style:name="T41" style:family="text">
      <style:text-properties fo:font-style="normal" officeooo:rsid="001a5789" style:font-style-asian="normal" style:font-style-complex="normal"/>
    </style:style>
    <style:style style:name="T42" style:family="text">
      <style:text-properties fo:font-style="normal" officeooo:rsid="001a6d2a" style:font-style-asian="normal" style:font-style-complex="normal"/>
    </style:style>
    <style:style style:name="T43" style:family="text">
      <style:text-properties fo:font-style="normal" officeooo:rsid="001b99ec" style:font-style-asian="normal" style:font-style-complex="normal"/>
    </style:style>
    <style:style style:name="T44" style:family="text">
      <style:text-properties fo:font-style="normal" officeooo:rsid="001d8129" style:font-style-asian="normal" style:font-style-complex="normal"/>
    </style:style>
    <style:style style:name="T45" style:family="text">
      <style:text-properties fo:font-style="normal" officeooo:rsid="001e210c" style:font-style-asian="normal" style:font-style-complex="normal"/>
    </style:style>
    <style:style style:name="T46" style:family="text">
      <style:text-properties officeooo:rsid="0012e92d"/>
    </style:style>
    <style:style style:name="T47" style:family="text">
      <style:text-properties fo:font-weight="bold" style:font-weight-asian="bold" style:font-weight-complex="bold"/>
    </style:style>
    <style:style style:name="T48" style:family="text">
      <style:text-properties fo:font-weight="bold" officeooo:rsid="0027b315" style:font-weight-asian="bold" style:font-weight-complex="bold"/>
    </style:style>
    <style:style style:name="T49" style:family="text">
      <style:text-properties fo:font-weight="bold" officeooo:rsid="003452ec" style:font-weight-asian="bold" style:font-weight-complex="bold"/>
    </style:style>
    <style:style style:name="T50" style:family="text">
      <style:text-properties fo:font-weight="bold" officeooo:rsid="00404f77" style:font-weight-asian="bold" style:font-weight-complex="bold"/>
    </style:style>
    <style:style style:name="T51" style:family="text">
      <style:text-properties fo:font-weight="bold" officeooo:rsid="0042aef2" style:font-weight-asian="bold" style:font-weight-complex="bold"/>
    </style:style>
    <style:style style:name="T52" style:family="text">
      <style:text-properties fo:font-weight="bold" officeooo:rsid="0047190e" style:font-weight-asian="bold" style:font-weight-complex="bold"/>
    </style:style>
    <style:style style:name="T53" style:family="text">
      <style:text-properties fo:font-weight="bold" officeooo:rsid="00478add" style:font-weight-asian="bold" style:font-weight-complex="bold"/>
    </style:style>
    <style:style style:name="T54" style:family="text">
      <style:text-properties fo:font-weight="bold" officeooo:rsid="0042f422" style:font-weight-asian="bold" style:font-weight-complex="bold"/>
    </style:style>
    <style:style style:name="T55" style:family="text">
      <style:text-properties fo:font-weight="bold" officeooo:rsid="0049ce3f" style:font-weight-asian="bold" style:font-weight-complex="bold"/>
    </style:style>
    <style:style style:name="T56" style:family="text">
      <style:text-properties fo:font-weight="bold" officeooo:rsid="004bbcb9" style:font-weight-asian="bold" style:font-weight-complex="bold"/>
    </style:style>
    <style:style style:name="T57" style:family="text">
      <style:text-properties fo:font-weight="bold" officeooo:rsid="004d0826" style:font-weight-asian="bold" style:font-weight-complex="bold"/>
    </style:style>
    <style:style style:name="T58" style:family="text">
      <style:text-properties fo:font-weight="bold" officeooo:rsid="004fa552" style:font-weight-asian="bold" style:font-weight-complex="bold"/>
    </style:style>
    <style:style style:name="T59" style:family="text">
      <style:text-properties fo:font-weight="bold" officeooo:rsid="0052f469" style:font-weight-asian="bold" style:font-weight-complex="bold"/>
    </style:style>
    <style:style style:name="T60" style:family="text">
      <style:text-properties fo:font-weight="bold" officeooo:rsid="00536391" style:font-weight-asian="bold" style:font-weight-complex="bold"/>
    </style:style>
    <style:style style:name="T61" style:family="text">
      <style:text-properties fo:font-weight="bold" officeooo:rsid="005bca59" style:font-weight-asian="bold" style:font-weight-complex="bold"/>
    </style:style>
    <style:style style:name="T62" style:family="text">
      <style:text-properties fo:font-weight="bold" officeooo:rsid="005d1de3" style:font-weight-asian="bold" style:font-weight-complex="bold"/>
    </style:style>
    <style:style style:name="T63" style:family="text">
      <style:text-properties fo:font-weight="bold" officeooo:rsid="005fb121" style:font-weight-asian="bold" style:font-weight-complex="bold"/>
    </style:style>
    <style:style style:name="T64" style:family="text">
      <style:text-properties fo:font-weight="bold" officeooo:rsid="0064d2a2" style:font-weight-asian="bold" style:font-weight-complex="bold"/>
    </style:style>
    <style:style style:name="T65" style:family="text">
      <style:text-properties fo:font-weight="normal" style:font-weight-asian="normal" style:font-weight-complex="normal"/>
    </style:style>
    <style:style style:name="T66" style:family="text">
      <style:text-properties fo:font-weight="normal" officeooo:rsid="00278c53" style:font-weight-asian="normal" style:font-weight-complex="normal"/>
    </style:style>
    <style:style style:name="T67" style:family="text">
      <style:text-properties fo:font-weight="normal" officeooo:rsid="0027b315" style:font-weight-asian="normal" style:font-weight-complex="normal"/>
    </style:style>
    <style:style style:name="T68" style:family="text">
      <style:text-properties fo:font-weight="normal" officeooo:rsid="0029a044" style:font-weight-asian="normal" style:font-weight-complex="normal"/>
    </style:style>
    <style:style style:name="T69" style:family="text">
      <style:text-properties fo:font-weight="normal" officeooo:rsid="0029d0ca" style:font-weight-asian="normal" style:font-weight-complex="normal"/>
    </style:style>
    <style:style style:name="T70" style:family="text">
      <style:text-properties fo:font-weight="normal" officeooo:rsid="002ef30b" style:font-weight-asian="normal" style:font-weight-complex="normal"/>
    </style:style>
    <style:style style:name="T71" style:family="text">
      <style:text-properties fo:font-weight="normal" officeooo:rsid="00307d30" style:font-weight-asian="normal" style:font-weight-complex="normal"/>
    </style:style>
    <style:style style:name="T72" style:family="text">
      <style:text-properties fo:font-weight="normal" officeooo:rsid="00324d1d" style:font-weight-asian="normal" style:font-weight-complex="normal"/>
    </style:style>
    <style:style style:name="T73" style:family="text">
      <style:text-properties fo:font-weight="normal" officeooo:rsid="003452ec" style:font-weight-asian="normal" style:font-weight-complex="normal"/>
    </style:style>
    <style:style style:name="T74" style:family="text">
      <style:text-properties fo:font-weight="normal" officeooo:rsid="00355542" style:font-weight-asian="normal" style:font-weight-complex="normal"/>
    </style:style>
    <style:style style:name="T75" style:family="text">
      <style:text-properties fo:font-weight="normal" officeooo:rsid="00373223" style:font-weight-asian="normal" style:font-weight-complex="normal"/>
    </style:style>
    <style:style style:name="T76" style:family="text">
      <style:text-properties fo:font-weight="normal" officeooo:rsid="00376e08" style:font-weight-asian="normal" style:font-weight-complex="normal"/>
    </style:style>
    <style:style style:name="T77" style:family="text">
      <style:text-properties fo:font-weight="normal" officeooo:rsid="00536391" style:font-weight-asian="normal" style:font-weight-complex="normal"/>
    </style:style>
    <style:style style:name="T78" style:family="text">
      <style:text-properties fo:font-weight="normal" officeooo:rsid="003452ec" fo:background-color="#ed1c24" loext:char-shading-value="0" style:font-weight-asian="normal" style:font-weight-complex="normal"/>
    </style:style>
    <style:style style:name="T79" style:family="text">
      <style:text-properties officeooo:rsid="00257817"/>
    </style:style>
    <style:style style:name="T80" style:family="text">
      <style:text-properties officeooo:rsid="0027b315"/>
    </style:style>
    <style:style style:name="T81" style:family="text">
      <style:text-properties officeooo:rsid="003bcd48"/>
    </style:style>
    <style:style style:name="T82" style:family="text">
      <style:text-properties officeooo:rsid="003c5228"/>
    </style:style>
    <style:style style:name="T83" style:family="text">
      <style:text-properties style:text-line-through-style="solid" style:text-line-through-type="single"/>
    </style:style>
    <style:style style:name="T84" style:family="text">
      <style:text-properties style:text-line-through-style="solid" style:text-line-through-type="single" officeooo:rsid="003c5228"/>
    </style:style>
    <style:style style:name="T85" style:family="text">
      <style:text-properties style:text-line-through-style="none" style:text-line-through-type="none" officeooo:rsid="003c5228"/>
    </style:style>
    <style:style style:name="T86" style:family="text">
      <style:text-properties style:text-line-through-style="none" style:text-line-through-type="none" fo:font-weight="bold" officeooo:rsid="003c5228" style:font-weight-asian="bold" style:font-weight-complex="bold"/>
    </style:style>
    <style:style style:name="T87" style:family="text">
      <style:text-properties style:text-line-through-style="none" style:text-line-through-type="none" fo:font-weight="bold" officeooo:rsid="003dba96" style:font-weight-asian="bold" style:font-weight-complex="bold"/>
    </style:style>
    <style:style style:name="T88" style:family="text">
      <style:text-properties style:text-line-through-style="none" style:text-line-through-type="none" officeooo:rsid="003dba96"/>
    </style:style>
    <style:style style:name="T89" style:family="text">
      <style:text-properties style:text-line-through-style="none" style:text-line-through-type="none" fo:font-style="italic" officeooo:rsid="003dba96" style:font-style-asian="italic" style:font-style-complex="italic"/>
    </style:style>
    <style:style style:name="T90" style:family="text">
      <style:text-properties style:text-line-through-style="none" style:text-line-through-type="none" fo:font-style="italic" officeooo:rsid="003f9226" style:font-style-asian="italic" style:font-style-complex="italic"/>
    </style:style>
    <style:style style:name="T91" style:family="text">
      <style:text-properties style:text-line-through-style="none" style:text-line-through-type="none" officeooo:rsid="003f9226"/>
    </style:style>
    <style:style style:name="T92" style:family="text">
      <style:text-properties style:text-line-through-style="none" style:text-line-through-type="none" officeooo:rsid="00404f77"/>
    </style:style>
    <style:style style:name="T93" style:family="text">
      <style:text-properties officeooo:rsid="003f9a46"/>
    </style:style>
    <style:style style:name="T94" style:family="text">
      <style:text-properties officeooo:rsid="00404f77"/>
    </style:style>
    <style:style style:name="T95" style:family="text">
      <style:text-properties officeooo:rsid="00412366"/>
    </style:style>
    <style:style style:name="T96" style:family="text">
      <style:text-properties officeooo:rsid="0042aef2"/>
    </style:style>
    <style:style style:name="T97" style:family="text">
      <style:text-properties officeooo:rsid="0042f422"/>
    </style:style>
    <style:style style:name="T98" style:family="text">
      <style:text-properties officeooo:rsid="00438d72"/>
    </style:style>
    <style:style style:name="T99" style:family="text">
      <style:text-properties officeooo:rsid="0047190e"/>
    </style:style>
    <style:style style:name="T100" style:family="text">
      <style:text-properties officeooo:rsid="00478add"/>
    </style:style>
    <style:style style:name="T101" style:family="text">
      <style:text-properties officeooo:rsid="0049ce3f"/>
    </style:style>
    <style:style style:name="T102" style:family="text">
      <style:text-properties officeooo:rsid="004bbcb9"/>
    </style:style>
    <style:style style:name="T103" style:family="text">
      <style:text-properties officeooo:rsid="004cc61c"/>
    </style:style>
    <style:style style:name="T104" style:family="text">
      <style:text-properties officeooo:rsid="004d0826"/>
    </style:style>
    <style:style style:name="T105" style:family="text">
      <style:text-properties officeooo:rsid="004e687f"/>
    </style:style>
    <style:style style:name="T106" style:family="text">
      <style:text-properties officeooo:rsid="004fa552"/>
    </style:style>
    <style:style style:name="T107" style:family="text">
      <style:text-properties officeooo:rsid="00517d40"/>
    </style:style>
    <style:style style:name="T108" style:family="text">
      <style:text-properties officeooo:rsid="0052f469"/>
    </style:style>
    <style:style style:name="T109" style:family="text">
      <style:text-properties officeooo:rsid="005348f7"/>
    </style:style>
    <style:style style:name="T110" style:family="text">
      <style:text-properties officeooo:rsid="00536391"/>
    </style:style>
    <style:style style:name="T111" style:family="text">
      <style:text-properties officeooo:rsid="005710d7"/>
    </style:style>
    <style:style style:name="T112" style:family="text">
      <style:text-properties officeooo:rsid="00580b58"/>
    </style:style>
    <style:style style:name="T113" style:family="text">
      <style:text-properties officeooo:rsid="0059af1b"/>
    </style:style>
    <style:style style:name="T114" style:family="text">
      <style:text-properties officeooo:rsid="005a070e"/>
    </style:style>
    <style:style style:name="T115" style:family="text">
      <style:text-properties officeooo:rsid="005bca59"/>
    </style:style>
    <style:style style:name="T116" style:family="text">
      <style:text-properties officeooo:rsid="005d1de3"/>
    </style:style>
    <style:style style:name="T117" style:family="text">
      <style:text-properties officeooo:rsid="005fb121"/>
    </style:style>
    <style:style style:name="T118" style:family="text">
      <style:text-properties officeooo:rsid="0060f9dd"/>
    </style:style>
    <style:style style:name="T119" style:family="text">
      <style:text-properties officeooo:rsid="0061e1e6"/>
    </style:style>
    <style:style style:name="T120" style:family="text">
      <style:text-properties officeooo:rsid="0063c8c6"/>
    </style:style>
    <style:style style:name="T121" style:family="text">
      <style:text-properties officeooo:rsid="0064d2a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PROLOGUE<text:line-break/><text:tab/>Vinias IX stood on the raised platform and let his gaze sweep over the crowded plaza. Banners of yellow and banners of red hung down from lamp posts and houses that loomed over the square while blossoming cherry trees from off-shoot boulevards dropped their pink confetti. Wind took up banners and blossoms alike, mixing it with the sound of street lyrists and the occasional courtly bard. </text:p>
      <text:p text:style-name="P19"><text:span text:style-name="T1"><text:tab/>Behind</text:span> Vinias IX and the tower were a gaggle of assorted high ranking Cirulists and <text:span text:style-name="T46">Architects</text:span>. <text:span text:style-name="T1">Two of the Architect Craftsfolk were dabbing away at droplets of sweat on their faces while the third held himself a little too stiffly. The day to test their masterwork came a little too quickly for most of their liking.</text:span></text:p>
      <text:p text:style-name="P20"><text:tab/><text:span text:style-name="T1">Down in the square </text:span>families from all across the nation and beyond shaded their eyes against the noon sun, looking up <text:span text:style-name="T1">behind Vinias IX at the Shimmering Tower. </text:span>Tall enough to cast a shadow that reached well beyond the town walls, the <text:span text:style-name="T1">Shimmering</text:span> Tower stood in <text:span text:style-name="T1">as a testament to cooperation</text:span>. <text:tab/></text:p>
      <text:p text:style-name="P20"><text:tab/><text:span text:style-name="T1">Vinias turned around. </text:span><text:span text:style-name="T3">This Shimmering nonsense is not worth the cost</text:span><text:span text:style-name="T30">. Irritated, </text:span><text:span text:style-name="T31">t</text:span><text:span text:style-name="T30">he Annointed </text:span><text:span text:style-name="T31">One</text:span><text:span text:style-name="T30"> </text:span><text:span text:style-name="T32">swiveled to face </text:span><text:span text:style-name="T30">Gasban. Months earlier the thought of working with the supercilious Cirulist would have turned over Vinias’ stomach but he had to admit a begrudging respect for Gasban’s ability to organize such a massive undertaking. He always pushed his collaborators to the limit of their talent. And then beyond, for extra measure. Yes, a fine job- even if he went overboard on the Glimmer.</text:span></text:p>
      <text:p text:style-name="P21"><text:span text:style-name="T30"><text:tab/>It didn’t take long for Gasban to begin speaking. “We finished final checks last night, arch-chancellor. </text:span><text:span text:style-name="T31">A few of the Craftsmen raised concerns over keeping the Protocol, they claim the end points <text:s/>aren’t stable enough to keep the focus.” </text:span></text:p>
      <text:p text:style-name="P25"><text:tab/>A quick one, Gasban. Always anticipating what you’ll do next, and always ready with to give a response. Vinias’ chiseled frown did not deepen, nor did he give any other indication that he had just heard a fairly massive concern. “You are still confident in the design,” he stated softly. It was not a question. Too often Gasban would raise a seeming issue to test Vinias’ reaction. He suspected that tactic worked well for Gasban and keeping other people off balance. Vinias did not become Archchancellor of the Order of Annointed by emulating other people.</text:p>
      <text:p text:style-name="P21"><text:span text:style-name="T31"><text:tab/>“Of course. </text:span><text:span text:style-name="T32">Naturally it is my deepest hope that we can continue with the ceremony,</text:span><text:span text:style-name="T31">” came the response, with barely enough room between his and Vinias’ words for a mouse to fit.</text:span></text:p>
      <text:p text:style-name="P21"><text:span text:style-name="T31"><text:tab/></text:span><text:span text:style-name="T32">Schooled into deep patience Vinias did not stir at the provocation. Perfection was indispensable, and Gasban is the finest Cirulist, outside the Order of Annointed. And since the tower fell well within Gasban’s specialty not even Vinias could overturn a unanimous vote of the Order to commission the tower from him. And Gasban knew this.</text:span></text:p>
      <text:p text:style-name="P21"><text:span text:style-name="T32"><text:tab/>“Don’t get over confident, Gasban,” Vinias motioned to towards the Tower, “We’ll see how well it works- but if the axe falls, it won’t be over my neck.” With that Vinias swept around and stepped toward his vast audience, before Gasban could get a word in edgewise. He would learn that his talents wouldn’t mean anything if they weren’t tempered by discipline and respect </text:span><text:span text:style-name="T37">for authority</text:span><text:span text:style-name="T32">. </text:span><text:span text:style-name="T37">The kind of d</text:span><text:span text:style-name="T32">iscipline that Vinias </text:span><text:span text:style-name="T37">had in ample amounts</text:span><text:span text:style-name="T32">. </text:span><text:span text:style-name="T37">The kind of r</text:span><text:span text:style-name="T33">espect that gave Vinias the edge </text:span><text:span text:style-name="T37">over Gasban </text:span><text:span text:style-name="T33">he needed for admission into the Order.</text:span></text:p>
      <text:p text:style-name="P26"><text:tab/>“My compatriots!” Vinias bellowed out into the eager crowd. The hush that followed teetered on the edge of anticipation. “Today marks a new era. An era of innovation. An era of wealth,” he continued, before adding darkly “an era of triumph.”</text:p>
      <text:p text:style-name="P21"><text:span text:style-name="T33"><text:tab/>“</text:span><text:span text:style-name="T34">X</text:span><text:span text:style-name="T33"> years ago westerlin savages broke through our Dome.” Cheerful expressions worked themselves into frowns across the square. Many present today were refugees from the </text:span><text:span text:style-name="T34">precipice</text:span><text:span text:style-name="T33">, or </text:span><text:span text:style-name="T34">else knew people who lived there. Too many. “They ravaged our landscape! And did they leave our Trails untouched, that we might send aid? Did they not cut the cirulires? Did they not demolish our tranpanes?”</text:span></text:p>
      <text:p text:style-name="P21"><text:span text:style-name="T34"><text:tab/>Vinias let the question hang. He had reached into the core of their anger for the past X. Why would the westerlins attack such a good people? Attack, when they had no chance of facing a much more advanced race? Not too many Musseler citizens understood the peoples beyond the precipice. No, </text:span><text:soft-page-break/><text:span text:style-name="T34">they had no idea; the people of Mussel </text:span><text:span text:style-name="T35">could not understand their sudden enemies anymore than they could mount a defense against them after years of complacency. Vinias could use that to unite them.</text:span></text:p>
      <text:p text:style-name="P21"><text:span text:style-name="T35"><text:tab/>Tapping into his Glimmer armband, </text:span><text:span text:style-name="T36">Vinias focused some of his cirule into the Archchancellor’s staff. An ornate affair of carved mahogany with two walnut-sized </text:span><text:span text:style-name="T39">Glimmer-fashioned</text:span><text:span text:style-name="T36"> semicircles embedded on to either side of a cross guard at the top. Branching out from the cross guard were two lengths of wood bending up and slightly towards each other before bending out and away. Where the bends were closest sat</text:span><text:span text:style-name="T39"> a sleek Glimmer sphere </text:span><text:span text:style-name="T36">that touched the base of the cross guard and the two bends, </text:span><text:span text:style-name="T39">giving</text:span><text:span text:style-name="T37"> off a faint light</text:span><text:span text:style-name="T36">.</text:span></text:p>
      <text:p text:style-name="P21"><text:span text:style-name="T36"><text:tab/>“</text:span><text:span text:style-name="T37">But the westerlin attack came at a great cost!”. Reacting to the focused cirule directed into the staff from Vinias, the shimmering ball intensified its glow. Vinias raised up the staff and reached into its stored knowledge. He found the effect he desired, and pushed it through the focus orb. He could feel a fraction of his cirule drain as a large burst of fire engulfed the air above the staff. “They did not have this! They did not have our blessing!”</text:span></text:p>
      <text:p text:style-name="P27"><text:tab/>A roar swept through the crowd. A few people paid by the Order helped it along in key positions, but the people wouldn’t care. So long as Vinias got that reaction from everyone. He could do anything.</text:p>
      <text:p text:style-name="P21"><text:span text:style-name="T37"><text:tab/></text:span><text:span text:style-name="T38">A small, tense feeling blossomed in Vinias mind, a feeling in the direction of Gasban. Vinias allowed himself a small smile at Gasban’s impulsiveness. Gasban was no threat to him, despite the genius that comes close (but certainly not surpassing) Vinias’ own. Gasban did not know the art of working crowds, or working those superior to you. </text:span></text:p>
      <text:p text:style-name="P28"><text:tab/>Vinias let the focus drop and the fire started dwindling out, along with the tension in his mind also started to lessen. “Today, we begin our era of everlasting protection, ” the crowd slightly quieted, “and also the era celestial advancement,” the noise in the crowd subsided entirely.</text:p>
      <text:p text:style-name="P21"><text:span text:style-name="T38"><text:tab/>Letting his smile deepen, Vinias gestured toward the still-visible moon halfway from the horizon to the sun. The Shimmering Tower would provide another Dome, a stronger one to be sure. That was what initially let Vinias get the people’s support in building it. But it also would be the strongest endpoint of the Cirulean Protocol for the entire world. </text:span><text:span text:style-name="T39">Strength that it could focus enough cirule to transpane someone from the top of the tower to any where else. And today was the day of its maiden send off.</text:span></text:p>
      <text:p text:style-name="P21"><text:span text:style-name="T39"><text:tab/>Eighty colonists, handpicked among top-tier Cirulists, and Craftsfolk, upperclass statesfolk’s second or third born children and their servants. Three of the Order of Appointed counted among the Cirulists, but seven Craftsfolk Architects, including the three on the platform, were going along. Their researchers believe, supposedly, that the moon has a high concentration of Glimmer. Acolytes from both </text:span><text:span text:style-name="T40">Cirulists and Craftsfolk</text:span><text:span text:style-name="T39"> </text:span><text:span text:style-name="T40">made up the largest group in eighty.</text:span></text:p>
      <text:p text:style-name="P29"><text:tab/>“Today, we will expand our reach. Our enemies will not take us by surprise. We will be free to work on wonders of all kinds!” </text:p>
      <text:p text:style-name="P29"><text:tab/>Cheering emerged once more, tinged with uncertainty. Vinias gestured to his assistant behind, who stood next to a large transpane. Formerly the largest transpane in Mussel, Vinias mused that it would soon fade to obscurity. Vinias felt a tightening in his mind as his assistant focused Cirule beside the transpane. The tightening grew as more and more Glimmer packs lining the transpane beneath the tower were tapped into.</text:p>
      <text:p text:style-name="P22"><text:span text:style-name="T40"><text:tab/>Glowing intensified from the transpane. The colonists standing on top of it began to glow with the same light dancing off the transpane, until the light from every person briefly flashed and they were gone. </text:span><text:span text:style-name="T41">Not long after the Shimmering Tower started to glow.</text:span></text:p>
      <text:p text:style-name="P30"><text:tab/>If the crowd had been hushed before, straining to hear Vinias’ words, then the hush now lay like a blanket of awe. It seemed that everyone had taken a breath at the same time that the tower started to glow, which was now rapidly intensifying. Soon it would even compete with the sun.</text:p>
      <text:p text:style-name="P30"><text:tab/>And it was done. A brief flare, brighter than what many in the crowd thought possible, emanated out before the tower fell to a dull silvery grey.</text:p>
      <text:p text:style-name="P30"><text:soft-page-break/><text:tab/>Vinias did not watch the tower. He was not one to be <text:span text:style-name="T81">distracted</text:span> by the payoff of an immense project, no matter how rewarding. Savoring the moment had come before the spectacle, for Vinias. He did, however, witness Gasban. The light at its most intensive might have made it hard to tell, but Vinias thought he caught a grimace from the profile view of Gasban’s face, right as the colonists atop the tower were sent to their final destination…</text:p>
      <text:p text:style-name="P30"/>
      <text:p text:style-name="P30"/>
      <text:p text:style-name="P30"/>
      <text:p text:style-name="P31">CHAPTER 1</text:p>
      <text:p text:style-name="P31"/>
      <text:p text:style-name="P23"><text:span text:style-name="T29"><text:tab/></text:span><text:span text:style-name="T4">The first days were the hardest. I think that is what everyone expected, but no one knew just </text:span><text:span text:style-name="T42">how </text:span><text:span text:style-name="T4"><text:s/>difficult it would be.</text:span></text:p>
      <text:p text:style-name="P31">----------</text:p>
      <text:p text:style-name="P23"><text:span text:style-name="T29"><text:tab/>For as long as Jisto could remember, the moon shone </text:span><text:span text:style-name="T42">every</text:span><text:span text:style-name="T29"> night </text:span><text:span text:style-name="T42">of his life</text:span><text:span text:style-name="T29">. Great-father told Jisto stories about the moon throughout his childhood. Gazing up at the moon, as he did every night, sometimes he could still hear them. </text:span><text:span text:style-name="T42">He gripped his necklace fondly and turned back on the path toward home before papi would yell at him, letting go as he did.</text:span></text:p>
      <text:p text:style-name="P32"><text:tab/>The markets were not doing as well of late the past few months. Jisto’s haul from the market made a light load for Brond to pull along. The horse seemed happier to have less weight to carry around, but would probably not be as happy when Jisto had fewer carrots to hand out.</text:p>
      <text:p text:style-name="P32"><text:tab/>Still, papi sent Jisto to the market in Drisdal every high-moon and was not happy when Jisto brought back excuses instead of leather. And without the leather, there were fewer shoes, with fewer customers, with fewer coins to take to the market…</text:p>
      <text:p text:style-name="P23"><text:span text:style-name="T42"><text:tab/>Shaking himself, Jisto put a little pip into his step and urged Brond to hurry up as well. It was getting too late for dreary thoughts. In </text:span><text:span text:style-name="T43">his</text:span><text:span text:style-name="T42"> estimation time, spent worrying was better time spent hurrying, but saying such things to papi earned a </text:span><text:span text:style-name="T43">grunt</text:span><text:span text:style-name="T42">. </text:span><text:span text:style-name="T43">Jisto could always bite his tongue when needed.</text:span></text:p>
      <text:p text:style-name="P33"><text:tab/>Dirt turned to cobble, and Jisto soon passed the farrier. He longed to stop in and say hi. Elzella always had a him. And when he tells Elzi how silly it is for a cobbler to not make cobbles, she always laughed. Papi would blush, and wait until they were out of the store before giving Jisto an earful.</text:p>
      <text:p text:style-name="P33"><text:tab/>Jisto also liked seeing Piper around. When they were younger and still into playing little jokes, Elzi would chase them out of the house and they’d explore the Flats. Never to the west, however. Even Jisto knew that. Sometimes Elzi would joke about sending Piper to live with Jisto. Jisto would like that, then he could talk about how Piper would grow up to play an instrument all day long.</text:p>
      <text:p text:style-name="P23"><text:span text:style-name="T43"><text:tab/></text:span><text:span text:style-name="T44">Jisto turned right at the fountain square. He thought that it was a little too silent for the night… oh, the tavern isn’t open. </text:span><text:span text:style-name="T5">Hmm,</text:span><text:span text:style-name="T44"> Jisto thought, </text:span><text:span text:style-name="T5">it usually never misses a night- especially not high-moon</text:span><text:span text:style-name="T44">. The moon was always bright at night, but in the middle of the month it was even more so. Still, even lacking the familiar balads spilling out into the night, something felt off to Jisto. Sighing, he thought about how good it would be to get to his bed finally and quit worrying. Jisto sped up again.</text:span></text:p>
      <text:p text:style-name="P47"><text:tab/></text:p>
      <text:p text:style-name="P34"/>
      <text:p text:style-name="P34"><text:tab/>Piper held open the book on his lap, but his head was leaning against the cubby and his eyes were pointed out the window. During high-moon he didn’t need to burn oil to read, but tonight it didn’t matter. He heard horse hooves and wheels running over the cobbles down on the street below and had let his mind wander. Usually that meant he was getting too tired to read. Distractions annoyed Piper. Typically they could be ignored, but he was especially irritated when he couldn’t.</text:p>
      <text:p text:style-name="P24"><text:span text:style-name="T29"><text:tab/>Shutting the book with perhaps a little more force than necessary, Piper shuffled over to his cot and shelved </text:span><text:span text:style-name="T2">Ancient Architecture</text:span><text:span text:style-name="T29">. Dreary old buildings did not captivate Piper’s interest the same way stories about heroes fighting fantastical creatures could. Jisto never read, </text:span><text:span text:style-name="T45">yet always needled Piper about reading the same old kind of books.</text:span></text:p>
      <text:p text:style-name="P24"><text:soft-page-break/><text:span text:style-name="T29"><text:tab/></text:span><text:span text:style-name="T6">Well, I can do different things, </text:span><text:span text:style-name="T45">he thought. </text:span><text:span text:style-name="T6">I definitely read different books for myself. Definitely not to impress Jisto</text:span><text:span text:style-name="T45">. Bemused at his own lie, Piper lay down and tried to stop his mind from racing. Eventually he found sleep.</text:span></text:p>
      <text:p text:style-name="P48"/>
      <text:p text:style-name="P35"/>
      <text:p text:style-name="P35"><text:tab/>It didn’t take too long for the sound of the rumbling cart wheels to be replaced by the swishing of grass <text:span text:style-name="T47">[This doesnt make sense, the cobblers shop is also in the town; move this to the part where jisto gets into town and switch around the predicates]</text:span><text:span text:style-name="T65">. </text:span>Jisto could tell that Brond was beginning to get tired; whickering from the horse had grown more insistent over the past hour. A list of chores that Jisto still had to complete ran through his head. Usually Brond lasted longer than Jisto.</text:p>
      <text:p text:style-name="P35"><text:tab/>Up ahead, before he reached the last turn before cobbler street (the name which Jisto knew <text:span text:style-name="T2">wasn’t </text:span>a coincidence) Jisto could hear a low murmer of voices drifting through open shutters. The moonly meeting of tradesfolk and farmers held its meetings at the intersection of the only streets in town that were paved in cobbles. Every window in the two stories of the townhouse was lit with a cylindrical candle wider than Jisto’s arm. Typically, the gathering would have convened long before Jisto would have returned from his trip. Typically, the mayor would also be in attendance <text:span text:style-name="T79">at any townhouse meeting</text:span>. Typically, Jisto would have heard the mayor’s booming voice, <text:span text:style-name="T79">even this far off</text:span>.</text:p>
      <text:p text:style-name="P35"><text:tab/><text:span text:style-name="T79">No, typical was not in for it this evening with Jisto. The village’s Order of Conduct layed out rules years ago about how to carry out townhouse meetings, and by those rules Jisto and any other of-age youth could have attended. Naturally, Jisto always had better things to do, but tonight he was a little curious. But tonight, he suspected that his de jure welcome would not be well-come at all.</text:span></text:p>
      <text:p text:style-name="P35"><text:tab/><text:span text:style-name="T79">As far as people went Jisto felt he had a pretty good sense of how they’re feeling. Too many times being caught sneaking off with a few feastday pies taught you valuable life lessons. Whether or not the day was appropriate for riling up one of Mistress au’Toress’ cats came in handy when he had to determine just how well half the town would feel if he burst through the townhouse double doors at that moment. Today was not a good day for cat riling.</text:span></text:p>
      <text:p text:style-name="P35"><text:tab/><text:span text:style-name="T79">Even so… </text:span></text:p>
      <text:p text:style-name="P35"><text:tab/><text:span text:style-name="T7">No, </text:span><text:span text:style-name="T79">he thought, </text:span><text:span text:style-name="T7">I have to give Brond a rest. </text:span><text:span text:style-name="T79">He paused his walking. </text:span><text:span text:style-name="T7">And me too.</text:span></text:p>
      <text:p text:style-name="P36"><text:tab/>It wasn’t too long after filling pouring oats into Brond’s feed bag and checking there was water that Jisto was back at the townhouse, this time from behind. He decided that it was springtime and Brond wouldn’t need a blanket. Or his shoes checked. Or the wagon unhitched. Mistress Elzella <text:span text:style-name="T80">Kofnen</text:span> might have harsh words for him later, but Jisto put that thought behind him. What lay ahead interested him most.</text:p>
      <text:p text:style-name="P36"/>
      <text:p text:style-name="P36"/>
      <text:p text:style-name="P38">[SPLIT CHAPTER HERE BEFORE PIPER INTRODUCTION?]</text:p>
      <text:p text:style-name="P39">[YEAH LETS DO IT, CHAPTER 2 NO BRAKES ON THE WRITE TRAIN]</text:p>
      <text:p text:style-name="P39">Chapter 2</text:p>
      <text:p text:style-name="P16">weird quote thing to help build background</text:p>
      <text:p text:style-name="P39"/>
      <text:p text:style-name="P36"><text:tab/>On the back of the townhouse, in a dirt alleyway next to another building, most all of the windows were shuttered, but Jisto could still make out candle light. Blueish-green paint that reminded Jisto of <text:span text:style-name="T47">[its turqouise/aquamarine, but I dont think he’s ever seen an aquamarine] </text:span><text:span text:style-name="T65">peeled slightly and revealed a light pine underneath. On the third window in, between two highup pine slats, the light was a little brighter and Jisto took up a familiar perch on the ledge. Honestly, after all the effort it took to find a window with a loose slat, the least he could have was a more comfortable seat. </text:span></text:p>
      <text:p text:style-name="P36"><text:span text:style-name="T65"><text:tab/>Behind the slats and the candle (it seemed taller than Brond remembered; he would have to find higher slats) was the source of the sounds. Jisto estimated about </text:span><text:span text:style-name="T67">forty</text:span><text:span text:style-name="T65"> people in total were inside. Jisto could barely make out papi, sitting next to the large and burly chested farmer au’Bornen. A</text:span><text:span text:style-name="T67">round ten</text:span><text:span text:style-name="T65"> </text:span><text:soft-page-break/><text:span text:style-name="T65">townsfolk had remained standing, leaving seven of the tallest chairs, </text:span><text:span text:style-name="T71">at the head of the large oaken table and</text:span><text:span text:style-name="T65"> closest to Jisto, unoccupied.</text:span></text:p>
      <text:p text:style-name="P36"><text:span text:style-name="T65"><text:tab/>Five people sat on the Order of Conduct. Leading them during Session was the mayor and his deputy. </text:span><text:span text:style-name="T66">A small knot grew in Jisto’s stomach. His legs twitched and longed to kick into action. Maybe just a bit of fresh air…</text:span></text:p>
      <text:p text:style-name="P36"><text:span text:style-name="T66"><text:tab/>Jisto’s hand found his necklace and, to his surprise, his breathing resumed to normal. In past seasons, after especially prank-filled days, Jisto would often take the longer way back home. Too many people gathered in front of his house, Jisto decided, would surely not be worth his time. </text:span><text:span text:style-name="T48">Yes, best to avoid any… conflict [I wanna nail it home that Jisto is more apt to run away from problems than he is to directly confront/solve them, to characterize his reaction in the last paragraph. But I dont like being this obtuse. Man this writing thing is hard.]</text:span><text:span text:style-name="T66">. Even if he heard about it later that evening from papi. Often in great detail. No, how could he know why Master au’Bornen’s favorite hunting knife was no longer were it belonged? It’s not his fault that the window next to the mantel above the hearth happened to be unlatched this morning. Besides, if au’Bornen can afford to have </text:span><text:span text:style-name="T22">glass</text:span><text:span text:style-name="T66"> windows, why he’s practically begging for an innocent passerby to look on in.</text:span></text:p>
      <text:p text:style-name="P36"><text:span text:style-name="T65"><text:tab/></text:span><text:span text:style-name="T67">Only a few sounds trickled toward Jisto. Whatever discussion the gathered townsfolk had when he rounded the corner earlier appeared to be over. To have carried all the way out into the street, even with the opened shutters on the front two sides of the building, that discussion must have been fairly contentious. Jisto felt a bit more peace return to him; if the townsfolk hadn’t reached an agreement since Jisto came back then surely they’d still be yelling. </text:span><text:span text:style-name="T68">Relaxed, Jisto leaned back against the siding.</text:span></text:p>
      <text:p text:style-name="P36"><text:span text:style-name="T67"><text:tab/>Jisto’s muscles suddenly stiffened and he almost fell towards the closed shutters. Holding in a gasp, he rounded (as best he could on the window sill) to look down at his right side where two of Piper’s fingers lay embedded. Gripping his necklace harder, Jisto opened his mouth to give Piper the what-for when he saw Piper move </text:span><text:span text:style-name="T68">his fingers and press their backs against Jisto’s mouth.</text:span></text:p>
      <text:p text:style-name="P36"><text:span text:style-name="T68"><text:tab/>Remembering exactly what building he was outside of, and occupants who were </text:span><text:span text:style-name="T23">inside</text:span><text:span text:style-name="T68">, Jisto clenched his jaw and resolved to get revenge. Piper couldn’t nearly match his masterful schemes, all he could do was physically discomfit Jisto. It had been awile and Jisto cursed himself for letting his guard down.</text:span></text:p>
      <text:p text:style-name="P40"><text:tab/>Releasing the grip on his necklace, Jisto gently brushed aside Pipers hand. “What are you doing here?” he asked, already knowing the answer. </text:p>
      <text:p text:style-name="P40"><text:tab/>Piper emitted a soft laughed. “Where trouble is a brewin’ I always know where to find Jisto.”</text:p>
      <text:p text:style-name="P36"><text:span text:style-name="T68"><text:tab/>Jisto paused for a brief moment. </text:span><text:span text:style-name="T23">Trouble?</text:span><text:span text:style-name="T68"> Now and again, trouble had a way of finding Jisto. Trouble had a way of ruining a perfectly good joke, and making him look bad. But never, </text:span><text:span text:style-name="T23">never</text:span><text:span text:style-name="T68"> would he be accused of causing…</text:span></text:p>
      <text:p text:style-name="P40"><text:tab/>Piper jumped on the silence and gestured back out of the alleyway, onto the street. “Brond is the biggest horse in town. When I saw your horse cart trundle by I knew you’d be back after realizing that your papi wasn’t home. You came a lot quicker than I thought, did you get Brond set up for the night, right?” He adopted an expectant expression.</text:p>
      <text:p text:style-name="P40"><text:tab/>“Yes, yes, no one seems to think I can take care of animals,” Jisto dismissed the question with his hand. With his other hand he reached out and pulled Piper up onto the sill to his right. “What I don’t get is why you, of all people, would be sitting out here in an alley of all places?”</text:p>
      <text:p text:style-name="P36"><text:span text:style-name="T68"><text:tab/>Piper’s bemusement was almost too much for Jisto. It took a good deal of his restraint not to jab him back, see how </text:span><text:span text:style-name="T23">he </text:span><text:span text:style-name="T68">likes being poked in the side unexpectedly. Which of course he wouldn’t have. Battles are won with weapons. Wars are won with wit. Of course.</text:span></text:p>
      <text:p text:style-name="P41"><text:tab/>But the expression was gone before Jisto could finish deciding not to react. Instead Jisto saw a little bit of worry creep into Piper’s brow.</text:p>
      <text:p text:style-name="P37"><text:span text:style-name="T68"><text:tab/>“When mam didn’t come back at the normal time, I thought I had to check it out,” </text:span><text:span text:style-name="T69">Piper finally responded.</text:span><text:span text:style-name="T68"> Mistress Elzella was a fierce lady. She did not put up with unpunctual behavior. Or long meetings that would cause Mistress Elzella to be unpunctual. Still, </text:span><text:span text:style-name="T72">Jisto knew she had a soft spot for </text:span><text:soft-page-break/><text:span text:style-name="T72">him.</text:span><text:span text:style-name="T68"> </text:span><text:span text:style-name="T72">Elzi</text:span><text:span text:style-name="T69"> always said that he reminded her that “you don’t need to be serious all the time.” A </text:span><text:span text:style-name="T24">serious </text:span><text:span text:style-name="T69">affront to Jisto, but he could not remain angry very long when </text:span><text:span text:style-name="T73">Elzi would take a little off the cost of </text:span><text:span text:style-name="T69">new shoes for Brond. Or when she would slip him a feastday sweet before the actual day. </text:span><text:span text:style-name="T73">In general, o</text:span><text:span text:style-name="T69">ther people doing for Jisto the justice he deserves gain</text:span><text:span text:style-name="T73">s</text:span><text:span text:style-name="T69"> a lot of favor. Try to earn your own justice a little too often and the town chef’s begin to hide the meal preparations.</text:span></text:p>
      <text:p text:style-name="P42"><text:tab/>“Jisto? Are you paying attention?” Piper demanded.</text:p>
      <text:p text:style-name="P37"><text:span text:style-name="T69"><text:tab/>“Yes of course. I don’t see why people always claim my mind wanders. Even though it can be quite wander-</text:span><text:span text:style-name="T24">ful</text:span><text:span text:style-name="T69"> when I need it.”</text:span></text:p>
      <text:p text:style-name="P37"><text:span text:style-name="T69"><text:tab/>Jisto </text:span><text:span text:style-name="T70">didn’t bother to marshall indignation when Piper let out a derisive snort mixed with frustration.</text:span></text:p>
      <text:p text:style-name="P37"><text:span text:style-name="T70"><text:tab/>“</text:span><text:span text:style-name="T71">Listen, do see that one in the corner?”</text:span></text:p>
      <text:p text:style-name="P43"><text:tab/>Jisto peered inside once more. The farmers and tradesfolk never mingled too much. In fact it consistently surprised Jisto that they held these meetings in the first place, but big mouths around town like papi and farmer au’Bornen insisted they all get together every month. Something about keeping the mayor honest (Jisto didn’t claim to understand these things). He suspected au’Bornen and papi stood together to encourage interaction, but each group mostly kept to themselves. One person in particular, however, didn’t seem to be associated with either clump.</text:p>
      <text:p text:style-name="P43"><text:tab/>Probably the most noticeable aspect about him was his… cleanliness. Not that anyone in little Harral’s Precipice was particularly unclean. Of course not. Especially not Jisto. Just that sometimes the occasional bath would fall behind other priorities, and before you’d know it a full moon cycle had gone by and the dirt seemed to extrude from your pores. Not that Jisto would have any knowledge about this. </text:p>
      <text:p text:style-name="P37"><text:span text:style-name="T71"><text:tab/>Special effort seem to go into the man’s appearance, more </text:span><text:span text:style-name="T72">effort than Jisto had ever seen Harralfolk put forth, </text:span><text:span text:style-name="T71">except </text:span><text:span text:style-name="T72">during the Karmban cycle. And even then. Something about the aloof way the man held himself, </text:span><text:span text:style-name="T25">casually</text:span><text:span text:style-name="T72"> clean as if he woke up that way, stirred something inside Jisto.</text:span></text:p>
      <text:p text:style-name="P44"><text:tab/>“I think he’s from . And I think he’s why the meeting is going on for so long.”</text:p>
      <text:p text:style-name="P44"><text:tab/>Jisto shot Piper and accusing look. “How do you know so much about the meeting?”</text:p>
      <text:p text:style-name="P37"><text:span text:style-name="T72"><text:tab/></text:span><text:span text:style-name="T73">Piper snorted. “I watched and paid attention, dummy. You might figure a thing or too out on your own if you paid attention more.” Forestalling Jisto’s protest, Piper continued, “Look, I think he’s from the </text:span><text:span text:style-name="T26">capital</text:span><text:span text:style-name="T73">! Do you know what that means?” He sounded excited.</text:span></text:p>
      <text:p text:style-name="P37"><text:span text:style-name="T73"><text:tab/>“First off all, of course I knew all about the meeting. I just, you know, had to make sure </text:span><text:span text:style-name="T26">you</text:span><text:span text:style-name="T73"> knew about it.” Jisto knew when to stop when Piper starting rolling his eyes. Not that he was saying anything wrong. Of course not. “And the capital? I really doubt it. Sometimes, you know, it’s hard to believe that place actually exists.”</text:span></text:p>
      <text:p text:style-name="P37"><text:span text:style-name="T73"><text:tab/>“</text:span><text:span text:style-name="T78">Oh my</text:span><text:span text:style-name="T73"> </text:span><text:span text:style-name="T49">[do not put god here, you fool, they have other exclamations. Or they don’t because YOU DONT KNOW WHAT THE CULTURE IS LIKE, HMMM?? SEEM LIKE A PROBLEM TO YOU AT ALL?]</text:span><text:span text:style-name="T73">, can you please stop joking for one second?” Piper took, then released, two breaths. “I am thoroughly convinced he’s from the capital. </text:span><text:span text:style-name="T74">Last time I saw someone dressed that nice, it must have been,” he glanced upward, creased his brow, and counted off on his fingers under his breath, “</text:span><text:span text:style-name="T75">eleven years ago?”</text:span></text:p>
      <text:p text:style-name="P37"><text:span text:style-name="T75"><text:tab/>“Piper, you squirrel, </text:span><text:span text:style-name="T76">we would have only seen eight sun cycles. I don’t even remember what I had for dinner tonight.”</text:span></text:p>
      <text:p text:style-name="P45"><text:tab/>“That’s because you probably didn’t have dinner,” Piper shot back. “Your memory might be more fit for a squirrel than mine, you... squirrel!” <text:span text:style-name="T82">Jisto smirked, ”</text:span>I know what I know and <text:span text:style-name="T82">the</text:span> man in that room reminds me exactly of the <text:span text:style-name="T82">one</text:span> who visited eleven years ago!”</text:p>
      <text:p text:style-name="P45"><text:tab/>In Piper’s excitement he nearly sweeped his hands against the shutters. “Let’s move away from here before you let everyone know two delinquents are sitting outside their window,” Jisto said in a Piper-like way, emphasizing delinquents. Piper hated his own tone turned against him. And he especially hated it when Jisto called Piper the sort of words that Piper normally reserved for Jisto.</text:p>
      <text:p text:style-name="P45"><text:soft-page-break/><text:tab/>Instead of giving the reaction Jisto wanted, Piper nodded in agreement. “You know, we have every right to be in that room right now.”</text:p>
      <text:p text:style-name="P38">[This next character development is steeped in my least favorite part of exposition lol, so blatant. Maybe a scene where they storm in..?]</text:p>
      <text:p text:style-name="P45"><text:tab/><text:span text:style-name="T82">After </text:span>Jisto jumped down <text:span text:style-name="T82">he </text:span>helped Piper descend before scoffing, <text:span text:style-name="T83">“as if they’d welcome us to </text:span><text:span text:style-name="T84">their meeting. Papi thinks I’m an embarrassment. Why do you think he always sends me on errands? And </text:span><text:span text:style-name="T85"><text:s/>“as if they’d let us barge in. Even if they didn’t spin us around and boot us out faster than the Chancellor’s own horse </text:span><text:span text:style-name="T86">[stop] </text:span><text:span text:style-name="T85">they’d only stop talking about whatever.” Jisto forestalled Piper’s protest. “I don’t care what the Order of Conduct wrote in those ancient dusty paper weights. Ask anyone of the mayor’s lapdogs today and they’ll tell you we’re just ‘interpreting’ the rules wrong,” he completed in a quick stream of conscience.</text:span></text:p>
      <text:p text:style-name="P5"><text:tab/>Normally Piper’s sudden displeasure would have given Jisto some of the opposite, but his anger tonight barred him from feeling any. Piper pointed back toward the window.</text:p>
      <text:p text:style-name="P45"><text:span text:style-name="T85"><text:tab/>“That doesn’t change the fact that what they’re talking about is something we need to know. Do you not care at all that someone from the capital came all the way out to the </text:span><text:span text:style-name="T88">p</text:span><text:span text:style-name="T85">recipices? </text:span><text:span text:style-name="T88">Do you think he’s just out here enjoying himself? It’s a </text:span><text:span text:style-name="T87">&lt;long way a way&gt;</text:span><text:span text:style-name="T88">. It’s probably not worth the &lt;</text:span><text:span text:style-name="T87">government</text:span><text:span text:style-name="T88">&gt;’s time, or &lt;</text:span><text:span text:style-name="T87">currency, I need a lot of names!</text:span><text:span text:style-name="T88">&gt;{coin} to bother sending a representative.”</text:span></text:p>
      <text:p text:style-name="P45"><text:span text:style-name="T88"><text:tab/>After he felt that Piper had worked out a sufficient amount of frustration, (and maybe a </text:span><text:span text:style-name="T89">very</text:span><text:span text:style-name="T88"> little amount on his own part,) Jisto responded, “Of course I care! And I happen to know exactly why.” Piper didn’t respond to the bait.</text:span></text:p>
      <text:p text:style-name="P45"><text:span text:style-name="T88"><text:tab/>Finally, Jisto said, “Okay, [</text:span><text:span text:style-name="T87">smartass alternative]</text:span><text:span text:style-name="T88">, you tell me,” and forcefully halted his legs and folded his arms. The way his feet had impacted the ground Jisto could almost believe he was trying to squish an unlucky burroworm. Unlikely on a clear night like this, Jisto briefly reflected.</text:span></text:p>
      <text:p text:style-name="P46"><text:span text:style-name="T88"><text:tab/>“Why, he came to get his overturned boots shined by the </text:span><text:span text:style-name="T89">best </text:span><text:span text:style-name="T88">cobbler in the ‘pices,” Jisto turned towards the townhouse before continuing, “Why wouldn’t such an </text:span><text:span text:style-name="T89">esteemed, reputable, </text:span><text:span text:style-name="T91">highly respected </text:span><text:span text:style-name="T90">chronicler </text:span><text:span text:style-name="T88">come all this way </text:span><text:span text:style-name="T91">for that</text:span><text:span text:style-name="T88">? </text:span><text:span text:style-name="T91">T</text:span><text:span text:style-name="T88">he best cobbler in all of Mussel if you ask papi.” Jisto threw his arms up, and hoped that Piper picked up on his mockery. Even Piper knew that using “mayorspeak” only made you sound silly.</text:span></text:p>
      <text:p text:style-name="P46"><text:span text:style-name="T88"><text:tab/></text:span><text:span text:style-name="T91">“Chronicler’s don’t look like that, squirrel head,” Piper threw back, his fixation on Jisto’s earlier insult making Jisto smile, “and they come a lot more often than this newcomer, and the man from way back.” </text:span><text:span text:style-name="T92">Piper’s agitation seemed to be at a low sizzle by now.</text:span></text:p>
      <text:p text:style-name="P2"><text:tab/>“Oh, I know all about chronicler’s. Papi has even more choice things to say about them than he does me!” <text:span text:style-name="T93">Jisto jested. Truly, claimed papi, no man was more foul than the one who takes the fair-earned coin of another. Never mind that, in the end, it helps papi more than he knew, as Jisto understood it. Without the chroniclers’ claim on the coins, how could they be kept protected with the Dome? Fed, by farms maintainted </text:span><text:span text:style-name="T50">[lol]</text:span><text:span text:style-name="T93"> with cirule straight from the capital?</text:span></text:p>
      <text:p text:style-name="P2"><text:tab/><text:span text:style-name="T94">Piper and Jisto had by this time circled around the front of the building. Jisto acknowledged a brief, blissful respite from Piper’s endless out pour of words. If words were water Piper could put rainstorms to shame. Most days, at least. Seeing the capitol man inside seemed to temper his tempest.</text:span></text:p>
      <text:p text:style-name="P2"><text:tab/><text:span text:style-name="T95">They both jumped as the door slammed open.</text:span></text:p>
      <text:p text:style-name="P2"/>
      <text:p text:style-name="P14">Chapter 3, <text:span text:style-name="T98">I guess</text:span> </text:p>
      <text:p text:style-name="P16">weird quote thing to help build background</text:p>
      <text:p text:style-name="P2"><text:tab/></text:p>
      <text:p text:style-name="P2"><text:tab/><text:span text:style-name="T95">Piper didn’t recover as quickly as Jisto, and that bothered him. Quickly he put the bother away. If he didn’t know better, he’d think Jisto pretended at nonchalance just to annoy him.</text:span></text:p>
      <text:p text:style-name="P2"><text:tab/>“...<text:span text:style-name="T94">clear that our plight means nothing to you!” came through the now open left-most door, announcing farmer au’Bornen. He and Jisto may as well have been two of the paving stones for all the </text:span><text:soft-page-break/><text:span text:style-name="T94">attention au’Bornen gave them. Not too long after came a stream of people, farmers and tradesfolk, out the same door. Most of them carried au’Bornen’s rancid expression. Some tradesfolk glanced curiously at Piper and Jisto. </text:span><text:span text:style-name="T8">Interesting. </text:span><text:span text:style-name="T95">Piper stored that thought away for later. Several of the horses across the street were already mounted by the farmers who still had to make their way out to their fields, by the time the second door opened.</text:span></text:p>
      <text:p text:style-name="P2"><text:tab/><text:span text:style-name="T94">Out of it walked the capitol man. Closer, Piper could see the way he carried himself rivaled the grace of his clothing. In fact all of his clothes appeared to never have been worn before. All of the noise around him diminished, he stole it in a way that the thick blanket of night would be jealous of. And he knew it.</text:span></text:p>
      <text:p text:style-name="P2"><text:tab/><text:span text:style-name="T94">His eyes took in Jisto and Piper, like he expected to see them their. Lingering for not a moment as they passed examine the last of the departing farmers on horseback. A few of the tradesfolk who happened to glance backwards proceeded to pull their cowls closer.</text:span></text:p>
      <text:p text:style-name="P2"><text:tab/><text:span text:style-name="T95">All of the man’s actions seemed to flow from one to another without pause or hesitation. Before his panoramic examination concluded the man’s feet had turned to match the orientation of his eyes and Piper didn’t even realize the man had begun walking. Up the street, in the direction of the mayor’s manor.</text:span></text:p>
      <text:p text:style-name="P2"><text:tab/><text:span text:style-name="T95">On a normal day, it would be perfectly reasonable for a man from the capitol to seek out the political power in town. At least if visits from the capitol were normal. Piper remembered eleven years ago when the most recent of visits, excluding this one, occurred. The mayor at that time had been the then ebullient farmer au’Bornen. After that particular visit, au’Bornen mostly went around with the same manner he had exiting the townhouse.</text:span></text:p>
      <text:p text:style-name="P2"><text:tab/><text:span text:style-name="T96">It didn’t make sense for Piper to feel unease about the capitol man. </text:span><text:span text:style-name="T9">Hornless </text:span><text:span text:style-name="T10">h</text:span><text:span text:style-name="T9">aryits, I need something else to call him.</text:span><text:span text:style-name="T96"> Why shouldn’t the capital occasionally send someone… a visit from an… </text:span></text:p>
      <text:p text:style-name="P2"><text:tab/>“<text:span text:style-name="T96">Architect,” Piper blurted. </text:span></text:p>
      <text:p text:style-name="P2"><text:tab/>“<text:span text:style-name="T96">What?” asked Jisto.</text:span></text:p>
      <text:p text:style-name="P2"><text:tab/><text:span text:style-name="T96">Cheeks blushing slightly, Piper responded, “Architect, that’s what they’re called.” </text:span><text:span text:style-name="T51">[okay, but is this a name that Piper would think up/remember? I don’t know what I want him to be, remembering or inventing ughghghghghg]</text:span></text:p>
      <text:p text:style-name="P2"><text:tab/>“<text:span text:style-name="T96">Who?” asked Jisto.</text:span></text:p>
      <text:p text:style-name="P2"><text:tab/>“<text:span text:style-name="T96">Oh come off it.” Piper furrowed his brow. He wouldn’t let Jisto see how much he is constantly annoyed by Jisto’s… ignorance, lack of comprehension, inability to see anything directly in front of him. “That’s what the capitol man is called. An Architect.”</text:span></text:p>
      <text:p text:style-name="P2"><text:tab/>“<text:span text:style-name="T96">Ah, of course, I was waiting for you to figure that out.”</text:span></text:p>
      <text:p text:style-name="P2"><text:tab/><text:span text:style-name="T96">Piper struggled to contain his anger. It wasn’t too hard; Jisto became easier to deal with as one spends more time with him. Piper inwardly chuckled. It was a little bit hilarious their little dynamic. Jisto seemed to like putting one over on people, so Piper continued to let him. That’s the reason. Of course. Any good friend would do the same.</text:span></text:p>
      <text:p text:style-name="P3"><text:tab/><text:span text:style-name="T97">Jisto forestalled Piper’s retort. “Okay, impress me with your ‘haryit intellect’. Tell me why I care so deeply about an architect visiting us ‘picers.”</text:span></text:p>
      <text:p text:style-name="P3"><text:tab/><text:span text:style-name="T97">Normally Piper wouldn’t call Jisto’s bluff (let him believe he’s won whatever game he think he’s playing), but he felt particularly overwhelmed by Jisto’s personality this evening. “First of all, it’s Architect. The name is important. And since you seem to know so much, I’d rather </text:span><text:span text:style-name="T10">you</text:span><text:span text:style-name="T97"> tell </text:span><text:span text:style-name="T10">me</text:span><text:span text:style-name="T97">.”</text:span></text:p>
      <text:p text:style-name="P3"><text:span text:style-name="T97"><text:tab/>“Alright, an </text:span><text:span text:style-name="T10">Architect</text:span><text:span text:style-name="T97">. Know all about these people. They’re really important. They only visit precipice dumps like Harro’s every ten years or so. And, he scares the wits out of you. Good thing I’m here to help you remember.“</text:span></text:p>
      <text:p text:style-name="P1"><text:tab/>“<text:span text:style-name="T97">Oh, bravo </text:span><text:span text:style-name="T54">[um actually no one would say bravo in this world. It aint italian. But I don’t have a better way to confer the meaning behind a sarcastic bravo without outright telling the reader.]</text:span><text:span text:style-name="T97">. Clearly your knowledge knows no limits. </text:span><text:span text:style-name="T54">[This feels cliched, and I think I’m overplaying </text:span><text:soft-page-break/><text:span text:style-name="T54">the banter between these two. We already had a “chapter” dedicated entirely to that, so this one needs to take a new direction.] </text:span><text:span text:style-name="T11">blah blah blah </text:span><text:span text:style-name="T97">“look, this is pretty big.”</text:span></text:p>
      <text:p text:style-name="P1"><text:span text:style-name="T99"><text:tab/></text:span><text:span text:style-name="T52">[~something~]</text:span></text:p>
      <text:p text:style-name="P1"/>
      <text:p text:style-name="P4"><text:tab/>“Architects, well, they made the Dome didn’t they? And the Shimmering Tower.”</text:p>
      <text:p text:style-name="P4"><text:tab/>Jisto knew all of this basic history. Every kid did, especially on the ‘pisces. This close to the edge you could sometimes make out the curve of the Dome, under the right lighting conditions. That didn’t happen too often. In fact it had been awhile since Jisto last saw the Dome. Even when it did happen you took it in stride.</text:p>
      <text:p text:style-name="P4"><text:tab/>Jisto grabbed his necklace with his left hand. “What is your point? You think they want to build us a shiny stick in the ground all the way out here?”</text:p>
      <text:p text:style-name="P1"><text:span text:style-name="T99"><text:tab/>“No, you’re missing the bigger picture. Architects are a super important part of the government. I read that almost all of them have to work all day long just to keep the Cirulean Protocol running out of the Tower, why would they spare even one? </text:span><text:span text:style-name="T52">[I am retreading.. a lot of ground. We already asked why they have to send one all the way out.] </text:span><text:span text:style-name="T99">I’m telling you something isn’t, well, natural.”</text:span></text:p>
      <text:p text:style-name="P1"><text:tab/>“<text:span text:style-name="T99">Do you remember when all of your madi’s horseshoe nails went missing, and au’Bornen’s field dried up that one year? The year he decided to become mayor?” Jisto knew Piper wanted to say something about how you don’t just </text:span><text:span text:style-name="T11">become</text:span><text:span text:style-name="T99"> mayor but Jisto didn’t have the patience. He continued, “And it didn’t stop there, lots of other stuff happened too.”</text:span></text:p>
      <text:p text:style-name="P1"><text:tab/>“<text:span text:style-name="T100">Well, you had this weird idea that the Artifacts failed us. You had this whole mixed idea about the government trying to unhorn </text:span><text:span text:style-name="T53">[put one over; equivalent to pull the wool over ones eyes] </text:span><text:span text:style-name="T100">us or something.”</text:span></text:p>
      <text:p text:style-name="P1"><text:tab/><text:span text:style-name="T100">Piper injected, “As I recall </text:span><text:span text:style-name="T12">you </text:span><text:span text:style-name="T100">stole my madi’s nails; she didn’t let my papi sleep for a week just trying to replace them!”</text:span></text:p>
      <text:p text:style-name="P1"><text:tab/><text:span text:style-name="T100">Jisto waved the statement away, “That’s not my point.” He let go of his necklace, then continued, “Look, at the time you thought it was some secret </text:span><text:span text:style-name="T53">[I need a word equivalent to conspiracy, but fitting this world]</text:span><text:span text:style-name="T100">.</text:span><text:span text:style-name="T53"> </text:span><text:span text:style-name="T100">As if the capitol had some sort of device that stole metal. And when I pointed out to you that your madi’s dishes and your papi’s trinkets would have gone missing, you refused to back down from that silly idea.” Jisto halted and turned back toward Piper, who had stopped walking.</text:span></text:p>
      <text:p text:style-name="P1"><text:span text:style-name="T100"><text:tab/>Piper folded his arms. “We were eight, and madi just got me that book about the Architects. Back then I expected to find a Cirulist under every rock. But it’s different now. Now there actually is a man from the capitol. An </text:span><text:span text:style-name="T12">actual </text:span><text:span text:style-name="T100">Architect!. And its not like I’ve fabricated any bizarre ideas about haryit herd spottings or missing livestock. This is literal fact,” he paused, “you can’t tell me it’s not at all significant.”</text:span></text:p>
      <text:p text:style-name="P6"><text:tab/>Jisto faced away and started walking. But he waited until he heard Piper’s boots catching up before he spoke. “Yes, <text:s/>I can. Nothing happens at the precipices. For all we know the capitol wants to scare our mayor. Last time the chroniclers came around I don’t think their pockets were as heavy as they should be.” Jisto glowered darkly in the direction of the mayor’s manor. “I don’t think it takes a haryit to know where the missing coin went.”</text:p>
      <text:p text:style-name="P1"><text:span text:style-name="T100"><text:tab/>Piper laughed, “</text:span><text:span text:style-name="T12">Now</text:span><text:span text:style-name="T100"> who’s the hornlack </text:span><text:span text:style-name="T53">[idiot who sees things where there aren’t any. A haryit without horns. ]</text:span><text:span text:style-name="T100">? For all your denial about the Architect, <text:s/>you seem to be ready to throw punches with the mayor.”</text:span></text:p>
      <text:p text:style-name="P11"><text:tab/>“Bananas! What the hell even are those! Those don’t exist in this world! Is the author really writing this line of dialogue write now? C what I did ther? Hrasada sd</text:p>
      <text:p text:style-name="P1"><text:tab/>“<text:span text:style-name="T101">As if,” Jisto scoffed, “Mayor can do what he wants, he’s the mayor after all. We’ll just see how far he gets with fake [</text:span><text:span text:style-name="T55">COIN]</text:span><text:span text:style-name="T101">.”</text:span></text:p>
      <text:p text:style-name="P1"><text:tab/>“<text:span text:style-name="T101">Great, I’ll catch you later [</text:span><text:span text:style-name="T55">no one would EVER EVER SAY THIS ONE THIS WORLD. WHAT WORLD? There is no world because the world building is hella inconsistent you </text:span><text:soft-page-break/><text:span text:style-name="T55">dweeb].” </text:span><text:span text:style-name="T101">Piper started heading in the direction of his house. “Oh, and I’d try to get back quick, I think that’s your papi coming out </text:span><text:span text:style-name="T58">blaaaaaaaaaaah </text:span><text:span text:style-name="T101">before your papi, if I were you”</text:span></text:p>
      <text:p text:style-name="P1"><text:tab/><text:span text:style-name="T101">Jisto unclenched the fist he didn’t know he’d been holding. He immediately sprinted off, in the towards direction of his house the second time that day, to the sound of Piper’s chuckling.</text:span></text:p>
      <text:p text:style-name="P1"/>
      <text:p text:style-name="P7">CHAPTER 4</text:p>
      <text:p text:style-name="P17">douchey italics</text:p>
      <text:p text:style-name="P7"/>
      <text:p text:style-name="P7"><text:tab/>Piper felt his eyes unscrewing. So much rolling around couldn’t be too good for them. Even after he had put them to rest for the remaining night they still felt loose. He blinked them open and saw that a penumbra of red tip above the horizon outside his window. Not too many houses in Harral’s Precipice had more than two stories. But he occupied the room on the uppermost floor of a building that had to accommodate two shops below on the ground floor, ergo two families, ergo three stories.</text:p>
      <text:p text:style-name="P7"><text:tab/>That is, until the two families had become one with the marriage of the Alstop blacksmiths and [<text:span text:style-name="T47">aaaaaahhhhh elzella’s maiden name] </text:span>farriers, through his mother and father. Even so, the only way to get from Piper’s floor to the second floor would be to go all the way down into the shops, cross over to the smithing side, then back up. With six additional siblings, Piper appreciated the extra buffer.</text:p>
      <text:p text:style-name="P7"><text:tab/>Before he even got to the bottom of the stairs he heard a trio of hammers ringing on metal. Piper felt grateful to be the third born <text:span text:style-name="T102">in a family of two professions.</text:span> <text:span text:style-name="T102">H</text:span>e had a bit more choice of which <text:span text:style-name="T102">one </text:span>to grow up into. <text:span text:style-name="T102">Smelling </text:span>the <text:span text:style-name="T102">culmination of a day’s worth of </text:span>sweat from Nadi and <text:span text:style-name="T102">Pithler every evening was enough to push him towards his madi’s expertise.</text:span></text:p>
      <text:p text:style-name="P7"><text:tab/><text:span text:style-name="T102">The third hammer must belong to papi, then, he reasoned. Jitho, next oldest after Piper, had also started smithing, but he wasn’t old enough to be up this early. And it certainly wasn’t any of Piper’s other three brothers and sisters. The aggregate snoring he heard passing the second floor on the way down was enough to disprove any notion of them working this early.<text:line-break/><text:tab/></text:span><text:span text:style-name="T13">And, </text:span><text:span text:style-name="T102">Piper thought as he pushed his way into the shop, </text:span><text:span text:style-name="T13">madi is out getting water.</text:span><text:span text:style-name="T102"> She was nowhere to be seen, as usual. The daily [</text:span><text:span text:style-name="T56">cool word for morning] </text:span><text:span text:style-name="T102">ritual did not vary much. Piper still liked to walk himself through his deductions every day. It helped wake the mind up. And when he made a mistake of who’s where then the day usually turned out to be interesting.</text:span></text:p>
      <text:p text:style-name="P7"><text:tab/><text:span text:style-name="T102">It seemed papi, Nadi, and Pithler had already made themselves eggs, but there was warm water in the kettle. Some must have been left over for last night. Or Pithler used some of the ever-present smithing water. Piper knew that wasn’t too likely, last time Pithler was caught his face was brighter than any of madi’s garden tomatoes. Papi treated the water like gold.</text:span></text:p>
      <text:p text:style-name="P7"><text:tab/><text:span text:style-name="T103">Reasonable, perhaps, if you don’t want to be accustomed to burning your timbered house down. But not so for a hungry Pithler. Against burning the building he may be, but definitely not reasonable.</text:span></text:p>
      <text:p text:style-name="P7"><text:tab/><text:span text:style-name="T104">A prolonged hiss emerged from the small doorway embedded in the divider wall. The sound of hammers stopped coming through </text:span><text:span text:style-name="T57">[wow great imagery]</text:span><text:span text:style-name="T104">. Nadi, propelled by the sound, came into the farrier’s shop to find Piper seated at the small table in the back by the cramped kitchen. It stopped making sense to have two of everything after madi’s and papi’s rites were sealed.</text:span></text:p>
      <text:p text:style-name="P7"><text:tab/><text:span text:style-name="T105">Unfortunately, with the store fronts for both shops taking up the majority of the ground space little room was left for other rooms. Combined with the entirety of another kitchen, very little room was left for walking. Hardly ever a problem for Piper, who as of last month is overtopped in height by two of the next youngest. But definitely a problem for Nadi who had the same bull build that papi, Pithler, Jitho all shared.</text:span></text:p>
      <text:p text:style-name="P7"><text:tab/><text:span text:style-name="T105">Nadi cursed after she stubbed her toe against the cabinet beneath the counter, for the third time that week. Another curse after she fumbled and nearly dropped a cup. Papi stopped buying glasses and ceramic mugs and started making his own metal cups long ago. At the end of her expletive entrance Nadi broke into a smile for Piper, tousled his hair by barely reaching down, and sat across from him.</text:span></text:p>
      <text:p text:style-name="P7"><text:soft-page-break/><text:tab/><text:span text:style-name="T106">Piper offered some flatroot leaves, which Nadi gratefully accepted. Soon she had a steaming cup to match his own.</text:span></text:p>
      <text:p text:style-name="P7"><text:tab/><text:span text:style-name="T106">Nadi started the conversation. “I hear you had quite the adventure last night,” she prodded jokingly. Too often Piper’s siblings made him think of Jisto.</text:span></text:p>
      <text:p text:style-name="P7"><text:tab/>“<text:span text:style-name="T106">Hardly, if you can even call watching a townhouse meeting an adventure. The only exciting thing was an Architect from the capitol was in there, too.”</text:span></text:p>
      <text:p text:style-name="P7"><text:tab/><text:span text:style-name="T106">Nadi snorted. “Wasin’ I heard that you weren’t just watching, but sneaking. And an Architect?” She snorted again. “Weren’t ever any Architects come around the ‘pisces.”</text:span></text:p>
      <text:p text:style-name="P7"><text:tab/>“<text:span text:style-name="T106">How about that time back when au’Bornen was mayor? He couldn’t stop ranting for days. And I at least know you were old enough to remember. Jisto seems to believe I’m making things up.” Jisto waited.</text:span></text:p>
      <text:p text:style-name="P7"><text:tab/>“<text:span text:style-name="T106">I’d like to meet an Architect,” Nadi mused. “They’re supposin’ to be all great blacksmiths.” She sighed, then turned slightly more serious. “I can’t even remember how many turns ago that was,” she said. “I do remember seeing that one, howsoever. He went around all the tradesfolk and asked them to write down all of their troubles,” she paused, then added, “I think papi’s list went on to three pages.</text:span></text:p>
      <text:p text:style-name="P7"><text:tab/>“<text:span text:style-name="T106">He didn’t stay very long. I think,” she scrunched her brow. “I think things mostly got better. A lot of people complained that the relics were on the fritz </text:span><text:span text:style-name="T58">[stop with this modern tongue of yours, henry]</text:span><text:span text:style-name="T106">. And I think the Architect said something about the ‘protocol wires’ being damaged.”</text:span></text:p>
      <text:p text:style-name="P7"><text:tab/>“<text:span text:style-name="T106">The... Cirulean Protocol?”</text:span></text:p>
      <text:p text:style-name="P7"><text:tab/><text:span text:style-name="T106">Nadi shrugged. “Mayhap it’s so. I guess he turned it back on.”</text:span></text:p>
      <text:p text:style-name="P7"><text:tab/>“<text:span text:style-name="T106">No, the Protocol never turns </text:span><text:span text:style-name="T14">off. </text:span><text:span text:style-name="T106">But sometimes it only trickles through, like cupped water in your hands. And if the wires were damaged that explains why everyone in town was having troubles,” Piper struggled to recall, “but I don’t understand, the book said that they’re indestructible.”</text:span></text:p>
      <text:p text:style-name="P7"><text:tab/><text:span text:style-name="T106">Downing the last of her tea, Nadi stood up. “Doesn’t sound right to me. Papi draws out wire all the time for all the farmer’s fencing. Once Pither cooled it too quickly and it snaps right off.” Nadi laughed, “Ah, but once was the only time he messed </text:span><text:span text:style-name="T15">that</text:span><text:span text:style-name="T107"> up.”</text:span></text:p>
      <text:p text:style-name="P7"/>
      <text:p text:style-name="P15">?<text:span text:style-name="T107">Chapter? 5? </text:span><text:span text:style-name="T77">its a little short</text:span></text:p>
      <text:p text:style-name="P18"><text:span text:style-name="T77">h</text:span><text:span text:style-name="T65">urky <text:s/>durkey I want turkey</text:span></text:p>
      <text:p text:style-name="P7"/>
      <text:p text:style-name="P8"><text:tab/>Jisto’s arms felt sore. They felt heavy. They pulled him to the ground and his legs weren’t much help either.</text:p>
      <text:p text:style-name="P8"><text:tab/>He’d been right. Papi was <text:span text:style-name="T2">not</text:span> happy to find out he’d heard part of the meeting. Trying to use Piper-words did not get him very far. Piper had been wrong about being able to attend the meeting once you’ve had your age rite. Wrong. He would tell Piper <text:span text:style-name="T2">all</text:span> about it later.</text:p>
      <text:p text:style-name="P8"><text:tab/>But right now his focus was on the wood cutting. Even though his arms felt as dead as the axe they wielded Jisto pushed on. Oh, Jisto was <text:span text:style-name="T2">absolutely sure</text:span> that papi needed all the wood today to boil leather. Nevermind that boil day was not for another week. Nevermind that he already chopped enough wood for three boil days.</text:p>
      <text:p text:style-name="P8"><text:tab/>Jisto took a well earned, if not a little [<text:span text:style-name="T47">there is a word Im feeling that starts with a d. it conveys a sense of ‘sticking it to the man’, to show the motivation that </text:span><text:span text:style-name="T27">believes</text:span><text:span text:style-name="T47"> he has for taking the break]</text:span>. Definitely not for being tired. Jisto could go all day. Still, <text:span text:style-name="T108">it would be nice if </text:span>papi <text:span text:style-name="T108">relieved him before noon.</text:span></text:p>
      <text:p text:style-name="P8"><text:tab/><text:span text:style-name="T108">He had an Architect to see. And not because of Piper’s silly reasons. Of course he would ask, on behalf of Piper, some questions. But only if he had enough time. Yes. </text:span><text:span text:style-name="T59">[overplaaaaaaaaaaaaaying the “lol Im just doing a nice thing for my friend just because, and absolutely not because Im secretly-but-dont-know Im in love with him lol”] </text:span><text:span text:style-name="T108">In fact this was enough wood.</text:span></text:p>
      <text:p text:style-name="P8"><text:soft-page-break/><text:tab/><text:span text:style-name="T108">Jisto leaned the axe against the stump and chucked the last few pieces of wood into the drawcart. He picked up the drawcart’s long handle, checked that it wasn’t tipping back too far on its two wheels, and made his way back into town.</text:span></text:p>
      <text:p text:style-name="P8"><text:tab/><text:span text:style-name="T108">Papi did not waste much time speaking to Jisto after he walked back in the door. Papi did never waste much time.</text:span></text:p>
      <text:p text:style-name="P8"><text:tab/>“<text:span text:style-name="T108">You already cut the logs?” It was less a question than an accusation.</text:span></text:p>
      <text:p text:style-name="P8"><text:tab/>“<text:span text:style-name="T108">Certainly, dear papi. I thought I would impress you with my speed,” Jisto spoke with a mock bow.</text:span></text:p>
      <text:p text:style-name="P8"><text:tab/><text:span text:style-name="T108">“Listen, son,” papi sighed, “I think we need to talk about yestereve.”</text:span></text:p>
      <text:p text:style-name="P8"><text:tab/>“<text:span text:style-name="T108">Oh, about what?” Jisto felt a bit of anger well up in his throat, near his necklace, which he clenched. Maybe too quickly, the blisters on his right hand began complaining. “What do I care about your stupid little fan club?”</text:span></text:p>
      <text:p text:style-name="P8"><text:tab/><text:span text:style-name="T108">Papi didn’t respond at first. Seated, he rest his elbows on the table, then his face into his hands. After awhile, he looked up, “I guess if you won’t be tamed by discipline, then maybe you’ll listen to my pleading.” He rose a finger to forestall Jisto, and continued, “You always knew a little too much, like that friend of yours.”</text:span></text:p>
      <text:p text:style-name="P8"><text:tab/>“<text:span text:style-name="T109">He has a name.”</text:span></text:p>
      <text:p text:style-name="P8"><text:tab/>“<text:span text:style-name="T109">But he was smart enough to not get himself into trouble!”</text:span></text:p>
      <text:p text:style-name="P8"><text:tab/><text:span text:style-name="T109">Jisto threw up his hands. “What? What is this about, papi?”</text:span></text:p>
      <text:p text:style-name="P9"><text:tab/>“<text:span text:style-name="T109">You’re keen, son. You figure things out, and get the beat from beneath the surface- but you always hide from the knowledge! But instead of doing anything meaningful, you act rash and stir people up.</text:span></text:p>
      <text:p text:style-name="P12"><text:tab/>“Even au’Bornen and I didn’t catch on to the mayor stealing from the chroniclers’ claim. That gave us the leverage to keep our meetings going. And even,” he looked northwest toward the mayor’s manner, “to have him show up.”</text:p>
      <text:p text:style-name="P12"><text:tab/>“Funny you say that papi, when you’re always on about the chroniclers’ stealing from us.”</text:p>
      <text:p text:style-name="P9"><text:tab/>“<text:span text:style-name="T109">Boy, there’s anger at taxation, and then there’s the mayor stealing from the capitol’s taxes on us. When the Order of Conduct also taxes us. But this is exactly what I mean.</text:span></text:p>
      <text:p text:style-name="P12"><text:tab/>He fixed his gaze on Jisto. “You learn something like that, then you can use that knowledge. Hardly the same as learning about the hidden location of feastday food and breaking in! When there’s only a few hours until the feast actually starts!”</text:p>
      <text:p text:style-name="P9"><text:tab/><text:span text:style-name="T110">Papi pulled his fingers back to his face. “You have so much to learn, but you’re never ready. You act impulsively and without respect. The only thing I can think of is setting chores-”</text:span></text:p>
      <text:p text:style-name="P9"><text:tab/><text:span text:style-name="T110">Jisto exploded. </text:span>“<text:span text:style-name="T110">What about the Architect in town? What am I supposed to do with </text:span><text:span text:style-name="T16">that </text:span><text:span text:style-name="T110">knowledge, hmm papi?” </text:span><text:span text:style-name="T60">[dear lord this is the most “modern day earth” and NOT “cool fantasy world” debate ever]</text:span><text:span text:style-name="T110"> </text:span><text:span text:style-name="T60">[MORE HERE PLS]</text:span></text:p>
      <text:p text:style-name="P9"><text:span text:style-name="T60"><text:tab/></text:span><text:span text:style-name="T110">Papi looked up at Jisto sharply. “How do you know about that?”</text:span></text:p>
      <text:p text:style-name="P9"><text:tab/>“<text:span text:style-name="T110">It’s pretty obvious! Nice clothes on a stranger who I’ve never seen in town before? It got Jisto in a tizzy </text:span><text:span text:style-name="T60">[hurk]</text:span><text:span text:style-name="T110"> way more than he usually is. Architects don’t just take wander to the farthest-most reaches of Mussel. You think the precipices are a vacation spot </text:span><text:span text:style-name="T60">[HURK]</text:span><text:span text:style-name="T110">?” Jisto released his necklace and spun to face the door.</text:span></text:p>
      <text:p text:style-name="P9"><text:tab/>“<text:span text:style-name="T110">You hold up now! Boy I am not through with-” But Jisto didn’t hear the last part, severed by the door slamming shut.</text:span></text:p>
      <text:p text:style-name="P9"/>
      <text:p text:style-name="P13">Chapter 6</text:p>
      <text:p text:style-name="P13"><text:tab/>Tallest building in all of Harral’s Precipice, the mayors manor was four stories tall, not including the central tower that stood upwards of eight stories. A left over relic from ancient past. Not a cirulean relic, no, but a reminder of the times before the Mussel claimed the Precipice. Lord Harral had <text:soft-page-break/>ruled over a small small kingdom, but an important one. A major tributary of the largest river in Mussel passed behind the manor. A gateway to the western precipices.</text:p>
      <text:p text:style-name="P13"><text:tab/>An unspoken agreement, perhaps a written one (Jisto did not pay attention to his histories), proclaimed the mayor would reside in the manor. And the rest of the government would held their central offices there, and they met in the central hall. Apparently the Order of Conduct had a whole wing to themselves.</text:p>
      <text:p text:style-name="P13"><text:tab/>Much like the townhouse any resident of Harral’s Precipice who had passed the age rites was welcomed into the manor. <text:span text:style-name="T2">Well</text:span>, Jisto thought, <text:span text:style-name="T2">maybe tolerated</text:span>. The first Order of Conduct had a very relaxed approach when it came to acknowledging the rules of the town. Or perhaps it had been an oversight that was only found after they wrote the first Conduct. <text:span text:style-name="T111">Jisto thought that he should know that, but like most useless details he did not keep that knowledge around for long. What was important is that he could get inside. Else, he already had one of three back up plans ready to go. Just in case.</text:span></text:p>
      <text:p text:style-name="P13"><text:tab/><text:span text:style-name="T112">Like most of Jisto’s ventures (Jisto felt it downright insulting when other people called them foolery or pranks) this one required an air of confidence. Betray that you’re up to anything less than exemplary, per the standards of other people, and they could stop Jisto before he saw any real action.</text:span></text:p>
      <text:p text:style-name="P13"><text:tab/><text:span text:style-name="T112">So when Jisto approached the gateguard it was imperative for Jisto to act like he belonged. </text:span><text:span text:style-name="T17">He </text:span><text:span text:style-name="T112"><text:s/>knew what he was supposed to be doing. If the guard didn’t that was her problem. To that end, Jisto expressed a touch of outraged shock when she barred his path.</text:span></text:p>
      <text:p text:style-name="P13"><text:tab/>“<text:span text:style-name="T112">Excuse me? Ma’am you are obstructing my way.”</text:span></text:p>
      <text:p text:style-name="P13"><text:tab/><text:span text:style-name="T113">She gave him a baleful gaze but didn’t say anything. Jisto felt a seed of panic. He quickly got a mental grip on his end-goal quashed the seed beneath its pressure. Plans upon backup plans were nice, until you found a scenario that required a bit of on-the-spot creative thinking. Thankfully, this was Jisto’s element.</text:span></text:p>
      <text:p text:style-name="P13"><text:tab/><text:span text:style-name="T113">He put a sneer on his face and started pushing past the guard. “You metal pricks are all the same. Can’t farm. Can’t make something nice to save your life. So what does the mayor do? Sticks a spear in your hands and all of a sudden you’re top of the top.” Jisto felt the target of his mockery stick the butt of the sphere in the same place Piper had the night before. </text:span><text:span text:style-name="T18">I need to start wearing a tin casing like this dolt</text:span><text:span text:style-name="T114">.</text:span></text:p>
      <text:p text:style-name="P13"><text:tab/>“<text:span text:style-name="T114">No one passes,” she said in monotone. Might as well be commenting on the weather. Rainy weather.</text:span></text:p>
      <text:p text:style-name="P13"><text:tab/><text:span text:style-name="T114">Indignance, shock, outrage, Jisto barely had to pretend. “You </text:span><text:span text:style-name="T19">will</text:span><text:span text:style-name="T115"> let me pass, or you can say good bye to that shiny armor and that {jumped up} </text:span><text:span text:style-name="T61">[word for trying to be more than it really is] </text:span><text:span text:style-name="T115">stick. The mayor will not be happy to find out someone actually important was denied entry!”</text:span></text:p>
      <text:p text:style-name="P13"><text:tab/><text:span text:style-name="T115">This time, she broke her disconcerting silence with a modicum amount of emotion. </text:span><text:span text:style-name="T19">Good, get blustering and I’ll be in before Papi even knows the door shut </text:span><text:span text:style-name="T28">[stop the shitty writing]</text:span><text:span text:style-name="T115">. </text:span></text:p>
      <text:p text:style-name="P13"><text:tab/><text:span text:style-name="T115">She said, “By the mayor’s own words, and a writ from the Order of Conduct, </text:span><text:span text:style-name="T19">no one</text:span><text:span text:style-name="T115"> is to be allowed on the grounds while the guest of the town resides.”</text:span></text:p>
      <text:p text:style-name="P13"><text:tab/><text:span text:style-name="T115">Maybe not as emotional as he would have liked, but Jisto had something to work with. “Our guest, eh? The one you’ve probably never even seen? Did your superior tell you to say those things, keep out everyone? What if the mayor himself wanted to come home!”</text:span></text:p>
      <text:p text:style-name="P13"><text:tab/><text:span text:style-name="T115">Perhaps he touched on something with the last words, but Jisto felt her resolve harden, through the spear. Was it pressing against him harder?</text:span></text:p>
      <text:p text:style-name="P13"><text:tab/>“<text:span text:style-name="T115">Hornless haryit, you don’t know what you’re talking about. Guests are privileged visitors.”</text:span></text:p>
      <text:p text:style-name="P13"><text:tab/><text:span text:style-name="T115">Jisto went in for the closer. </text:span>“<text:span text:style-name="T115">I claim guestrite.”</text:span></text:p>
      <text:p text:style-name="P13"><text:tab/><text:span text:style-name="T115">This gave her pause. Had he started out the conversation this way no doubt she would have turned him away. But if he understood correctly then this guard, just by making conversation with him, had made an invitation. </text:span><text:span text:style-name="T62">[Make this smoother- we need RULES! Rules that our characters can follow! It’s not as satisfying! </text:span><text:span text:style-name="T63">We need foreshadowing! “oh, that guy is a !!!GUEST!!! of the mayor? HMMMMMMMMMMMMMMMMMMMMM</text:span><text:span text:style-name="T62">] </text:span></text:p>
      <text:p text:style-name="P49"><text:soft-page-break/><text:tab/>The game was up. The guard- he’d have to find out her name, it was always respectful to your opponent if you used their name when they lost- called out to her companion to watch the gate. And told her companion, sharply, not to speak with anyone. Minutes later they were walking across the grounds.</text:p>
      <text:p text:style-name="P13"><text:tab/><text:span text:style-name="T116">Jisto couldn’t make the guard leave him, not if he was guest of the house transitively through her, but he was glad of the company. He also needed a guide. He’d just have to be careful in seeking directions. Prod too hard and she might find enough reason to terminate their unusual hospitality arrangement.</text:span></text:p>
      <text:p text:style-name="P13"><text:tab/>“<text:span text:style-name="T116">I haven’t met many guards without a name,” Jisto opened casually. He could still feel her seething. It might help him get the information he needed.</text:span></text:p>
      <text:p text:style-name="P13"><text:tab/>“<text:span text:style-name="T117">Seargant au’Baum” she snapped, then went incommunicado. Guestrite was tricky business. Fortunately for Jisto a host had to give you something to call them by. A last name was stiffly formal, but Jisto figured he could get her to warm up to him. </text:span><text:span text:style-name="T63">[sooo many pronouns]</text:span><text:span text:style-name="T117">.</text:span></text:p>
      <text:p text:style-name="P13"><text:tab/>“<text:span text:style-name="T118">Au’Baum, hmm,” Jisto let loose carelessly. Seemingly carelessly. It’s important to detach, pretend you care as much about the question you asked as you do about the ground beneath your feet. It’s there, something to observe and acknowledge, but hardly worth anyone’s time to care about.</text:span></text:p>
      <text:p text:style-name="P13"><text:tab/>“<text:span text:style-name="T118">Relent your haryit leavings, au’Dor.”</text:span></text:p>
      <text:p text:style-name="P13"><text:tab/><text:span text:style-name="T118">Jisto nearly stumbled, but years of practiced grace saved him. If she knew </text:span><text:span text:style-name="T20">his</text:span><text:span text:style-name="T118"> name then the gambit was up. Except, he already won by gaining entry. Mostly Jisto was disappointed whenever someone else in the town seemed to know about him, when he didn’t know anything about that person. No reason at </text:span><text:span text:style-name="T20">all</text:span><text:span text:style-name="T118"> anyone should know his name, of course. If he had to find the Architect himself, so be it. About to say something to the effect that he could find his way from there, Sgt. au’Baum continued speaking.</text:span></text:p>
      <text:p text:style-name="P51"><text:tab/>“<text:span text:style-name="T118">You and every other farmer or tradesfolk wants the same thing. Words with the ambassador.” </text:span></text:p>
      <text:p text:style-name="P51"><text:span text:style-name="T20"><text:tab/>Ambassador? This is definitely more than just a chance visit.</text:span></text:p>
      <text:p text:style-name="P51"><text:span text:style-name="T20"><text:tab/>“</text:span><text:span text:style-name="T118">If I hadn’t already turned away fifty others we wouldn’t be walking here right now.”</text:span></text:p>
      <text:p text:style-name="P51"><text:tab/><text:span text:style-name="T20">I don’t even think the last Architect was considered an ‘ambassador’. Au’Bornen had petitioned for months after becoming mayor just to get a pineye in response, back then.</text:span></text:p>
      <text:p text:style-name="P51"><text:span text:style-name="T20"><text:tab/></text:span><text:span text:style-name="T118">“Trying to manipulate me won’t work.”</text:span></text:p>
      <text:p text:style-name="P51"><text:tab/><text:span text:style-name="T20">Outrageous, never in my life would I even conceive of trick… But if this time an Architect is coming as an ambassador…</text:span></text:p>
      <text:p text:style-name="P51"><text:span text:style-name="T20"><text:tab/></text:span><text:span text:style-name="T118">Au’baum’s silence registered with Jisto about as much as her words did. Sure, he </text:span><text:span text:style-name="T20">looked </text:span><text:span text:style-name="T118">like he was listening, but at this point that was just a talent Jisto developed.</text:span></text:p>
      <text:p text:style-name="P52"><text:tab/><text:span text:style-name="T2">And if last time the visit was unofficial, then... it’s way more serious now</text:span>. Jisto paused in his footsteps and the sergeant paused not a hair’s width ahead of him, eyes scrutinizing. <text:span text:style-name="T2">A keen one,</text:span> Jisto observed.</text:p>
      <text:p text:style-name="P52"><text:tab/>“Sergeant, do you remember the last time an Architect visited?”</text:p>
      <text:p text:style-name="P52"><text:tab/>If Sergeant au’Baum was at all taken aback, she did not let it show. Jisto took a moment to appreciate her. To her credit, she did not look like one schooled in maintaining face. Perhaps because in order to break face one must actually be expressive.</text:p>
      <text:p text:style-name="P52"><text:tab/>“<text:span text:style-name="T119">Yes.”</text:span></text:p>
      <text:p text:style-name="P52"><text:tab/>“<text:span text:style-name="T119">And, would you please remind me why he visited?”</text:span></text:p>
      <text:p text:style-name="P53"><text:tab/>“<text:span text:style-name="T119">Any more questions?” </text:span></text:p>
      <text:p text:style-name="P53"><text:span text:style-name="T119"><text:tab/>Jisto was straining his guestrite. Three questions was the socially acceptable limit. One more and the sergeant wouldn’t have to go all the way to the mayor to send Jisto off. She answered before he had time to complete his thought.</text:span></text:p>
      <text:p text:style-name="P53"><text:tab/>“<text:span text:style-name="T119">Twelve years ago the farthermost farms began drying up. Farmers reported the irrigation relics weren’t functioning. A few weeks later, the damage crept closer to the center of the village. Pump relics wouldn’t work and made wells on the edge of town useless. Lamps at night were dimmer. Spire </text:span><text:soft-page-break/><text:span text:style-name="T119">wagons slowed down the further from town center you got. Then Mayor Au’Bornen went livid after the transpane stopped sending his letters- until later that week a pineye arrived with a paper tied to its leg. That evening the transpane turned came to life, and an Architect stepped out.</text:span></text:p>
      <text:p text:style-name="P53"><text:tab/>“<text:span text:style-name="T119">He told Mayor au’Bornen that there was some damage to our ciruwer.” Jisto looked towards the center of town, where the large, impossibly thin, vertical structure stood, faintly glowing under the noon sun. They started walking towards the manor again. “The Cirulean Protocol wasn’t being captured by the ciruwer. Speculation at the time says it was the large thunderstorm early in the moonturn.”</text:span></text:p>
      <text:p text:style-name="P53"><text:tab/>“<text:span text:style-name="T120">Well, one day the ciruwer stood dark, the next it was glowing again, and soon most of the town relics started up again. It took awhile longer for the irrigation relics to restart, which au’Bornen wasn’t particularly happy about. The Architect said it took time for the cirule broadcast out of the capital to refocus on our ciruwer, apparently a long time out of a protocol web will do that.”</text:span></text:p>
      <text:p text:style-name="P53"><text:tab/><text:span text:style-name="T120">She stopped as the reached the front steps leading up to the oaken double doors of the manor. “I suspect I’ve given you enough detail, master au’Dor.”</text:span></text:p>
      <text:p text:style-name="P53"><text:tab/><text:span text:style-name="T120">Altogether too much. Jisto did not say anything, but simply nodded. He did not notice his mind working to file the information away. He </text:span><text:span text:style-name="T21">did </text:span><text:span text:style-name="T120">notice that she left off the inflexion on ‘master’. The same way you would address a child who hadn’t completed the age rites. Or maybe just because he was only an apprentice tradesfolk. But that style of reference to someone was much less common.</text:span></text:p>
      <text:p text:style-name="P51"><text:span text:style-name="T20"><text:tab/></text:span><text:span text:style-name="T120">However she meant it, Jisto didn’t care, for his mind had turned to the task ahead. Mentally dismissing the sergeant he murmered a farewell, and walked into a side entrance beside the main doors.</text:span></text:p>
      <text:p text:style-name="P57"/>
      <text:p text:style-name="P51"/>
      <text:p text:style-name="P54"><text:tab/>Seargant Chelser au’Baum regarded Jisto’s form as it retreated inside the large manor. She stifled an internal sigh. It was difficult to swallow her pride and let the lad think he had her in his pocket. He really couldn’t tell how obvious he was? Trying to suffer <text:span text:style-name="T2">that</text:span> was a lot harder than convincing her underlings to sign her on for a shift at the front gate. A lot harder than being willing to accept her impending censure for failing a part of her duty.</text:p>
      <text:p text:style-name="P55"><text:tab/>She entered the serving door, turned towards the attending steward, and asked him to see message delivered to Mayor <text:span text:style-name="T47">[not au’Bornen]</text:span>. That should give Jisto enough time <text:span text:style-name="T121">before the mayor expelled him.</text:span> She may have overdone the Architects instructions <text:span text:style-name="T121">a tiny bit</text:span>. Let in a troublemaker, and who better in town than Jisto au’Dor? She <text:span text:style-name="T121">definitely </text:span>thought she would have to settle for another lad, <text:span text:style-name="T121">and had a few in mind, but then Jisto practically delivered himself.</text:span></text:p>
      <text:p text:style-name="P55"><text:tab/>The name Jisto was passed around the town guards, and thus through Chelser’s ears, very often. It was almost legendary. She had only seen him once before, during Mayor au’Bornen’s inauguration, and that was a long time ago. Not many folks, farmers or crafters, tried to exercise their right to enter the manor grounds or the house itself, <text:span text:style-name="T121">let alone Jisto au’Dor</text:span>. <text:span text:style-name="T121">It was almost enough for Chelser to suspect something was amiss, if it weren’t for the fact that Jisto’s father was </text:span><text:span text:style-name="T64">[NAME]</text:span><text:span text:style-name="T121">. Mayor </text:span><text:span text:style-name="T64">[NAME] </text:span><text:span text:style-name="T121">did not pay her enough for all the intrigues she had to deal with.</text:span></text:p>
      <text:p text:style-name="P54"><text:tab/><text:span text:style-name="T121">Chelser worried her forehead into a minor contortion. She hoped that she hadn’t tipped Jisto off with all the extra details. It might seem strange to hear so much from a random guard. Vexing herself, she smoothed her brow. It was over and done with. The effort was worth the risk that the Architect wouldn’t follow through on their deal. Chelser walked back to the front gate, relieved her underling, and waited for a summons from the mayor.</text:span></text:p>
      <text:p text:style-name="P13"/>
      <text:p text:style-name="P56">[I don’t like the order of Chelser’s thoughts. I’d like her to worry that she gave too much info FIRST, which THEN leads her to the thought train about Jisto. Im too tired right now and am 500 words over the goal so… yeah]</text:p>
      <text:p text:style-name="P9"/>
      <text:p text:style-name="P9"/>
      <text:p text:style-name="P9"><text:soft-page-break/></text:p>
      <text:p text:style-name="P9"/>
      <text:p text:style-name="P9"/>
      <text:p text:style-name="P9"/>
      <text:p text:style-name="P9"/>
      <text:p text:style-name="P9"/>
      <text:p text:style-name="P9"/>
      <text:p text:style-name="P9"/>
      <text:p text:style-name="P10"><text:line-break/>Chapter ??????????????????????????????????????????</text:p>
      <text:p text:style-name="P10"/>
      <text:p text:style-name="P10"><text:tab/>Luthyrn’s eyes passed over the distance on the tracks between the spire wagon he stood on, and the one quickly approaching from the other way. His eyes closed, but he could still visualize the rapidly shortening gap. Luthyrn reached into his band and searched for cirule. The cirucast was all but gone. A faintly trickling stream, after a drought. Small pools here and there, but no flow.</text:p>
      <text:p text:style-name="P10"><text:tab/>The familiar channel for the Protocol may be cutoff, but he had a reserve tapped on his left arm. Already mostly drained. To his right the boy was gripping the trinket around his neck. To his left, the other one was, of all things, flipping pages in a book. <text:span text:style-name="T2">Or perhaps I should have expected that.</text:span></text:p>
      <text:p text:style-name="P10"><text:tab/>“I think we can reverse the flow,” the voice to his left said.</text:p>
      <text:p text:style-name="P10"><text:tab/>Luthyrn started, but did not show it.</text:p>
      <text:p text:style-name="P10"/>
      <text:p text:style-name="P10">…</text:p>
      <text:p text:style-name="P10">..</text:p>
      <text:p text:style-name="P10">“Reverse the flow on a spire? It only goes one way, boy.”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1T12:00:34.523518802</meta:creation-date>
    <dc:date>2017-11-06T22:28:31.817810275</dc:date>
    <meta:editing-duration>PT3H15M48S</meta:editing-duration>
    <meta:editing-cycles>27</meta:editing-cycles>
    <meta:generator>LibreOffice/5.4.1.2$Linux_X86_64 LibreOffice_project/40m0$Build-2</meta:generator>
    <meta:document-statistic meta:table-count="0" meta:image-count="0" meta:object-count="0" meta:page-count="16" meta:paragraph-count="236" meta:word-count="10547" meta:character-count="59966" meta:non-whitespace-character-count="49410"/>
  </office:meta>
</office:document-meta>
</file>